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6b748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445901d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489b60"/>
    </style:style>
    <style:style style:name="P14" style:family="paragraph" style:parent-style-name="Table_20_Contents">
      <style:text-properties officeooo:paragraph-rsid="044c2e9f"/>
    </style:style>
    <style:style style:name="P15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7" style:family="paragraph" style:parent-style-name="Table_20_Contents">
      <style:text-properties officeooo:paragraph-rsid="03c7c1cb"/>
    </style:style>
    <style:style style:name="P18" style:family="paragraph" style:parent-style-name="Table_20_Contents">
      <style:text-properties officeooo:paragraph-rsid="03ecb54b"/>
    </style:style>
    <style:style style:name="P19" style:family="paragraph" style:parent-style-name="Table_20_Contents">
      <style:text-properties officeooo:paragraph-rsid="03266a92"/>
    </style:style>
    <style:style style:name="P20" style:family="paragraph" style:parent-style-name="Table_20_Contents">
      <style:text-properties officeooo:paragraph-rsid="032bbd7a"/>
    </style:style>
    <style:style style:name="P21" style:family="paragraph" style:parent-style-name="Table_20_Contents">
      <style:text-properties officeooo:paragraph-rsid="036b7fd3"/>
    </style:style>
    <style:style style:name="P22" style:family="paragraph" style:parent-style-name="Table_20_Contents">
      <style:text-properties officeooo:paragraph-rsid="04327c16"/>
    </style:style>
    <style:style style:name="P23" style:family="paragraph" style:parent-style-name="Table_20_Contents">
      <style:text-properties officeooo:paragraph-rsid="03c5f6b7"/>
    </style:style>
    <style:style style:name="P24" style:family="paragraph" style:parent-style-name="Table_20_Contents">
      <style:text-properties officeooo:paragraph-rsid="032539cf"/>
    </style:style>
    <style:style style:name="P25" style:family="paragraph" style:parent-style-name="Table_20_Contents">
      <style:text-properties officeooo:paragraph-rsid="044ab44f"/>
    </style:style>
    <style:style style:name="P26" style:family="paragraph" style:parent-style-name="Table_20_Contents">
      <style:text-properties officeooo:paragraph-rsid="044d6203"/>
    </style:style>
    <style:style style:name="P2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3d70fa4"/>
    </style:style>
    <style:style style:name="P32" style:family="paragraph" style:parent-style-name="Table_20_Contents">
      <style:text-properties officeooo:paragraph-rsid="03d2b776"/>
    </style:style>
    <style:style style:name="P33" style:family="paragraph" style:parent-style-name="Table_20_Contents">
      <style:text-properties officeooo:paragraph-rsid="0378741f"/>
    </style:style>
    <style:style style:name="P34" style:family="paragraph" style:parent-style-name="Table_20_Contents">
      <style:text-properties officeooo:paragraph-rsid="03d81c7c"/>
    </style:style>
    <style:style style:name="P35" style:family="paragraph" style:parent-style-name="Table_20_Contents">
      <style:text-properties officeooo:paragraph-rsid="03a5c11a"/>
    </style:style>
    <style:style style:name="P36" style:family="paragraph" style:parent-style-name="Preformatted_20_Text">
      <style:text-properties officeooo:paragraph-rsid="03d81c7c"/>
    </style:style>
    <style:style style:name="P37" style:family="paragraph" style:parent-style-name="Preformatted_20_Text">
      <style:text-properties officeooo:paragraph-rsid="03ab86af"/>
    </style:style>
    <style:style style:name="P38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a3caeb"/>
    </style:style>
    <style:style style:name="P40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455c518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9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5" style:family="paragraph" style:parent-style-name="Table_20_Contents">
      <style:text-properties officeooo:paragraph-rsid="0108f4cf"/>
    </style:style>
    <style:style style:name="P56" style:family="paragraph" style:parent-style-name="Table_20_Contents">
      <style:text-properties officeooo:paragraph-rsid="0294e861"/>
    </style:style>
    <style:style style:name="P57" style:family="paragraph" style:parent-style-name="Table_20_Contents">
      <style:text-properties officeooo:paragraph-rsid="02b867ce"/>
    </style:style>
    <style:style style:name="P58" style:family="paragraph" style:parent-style-name="Table_20_Contents">
      <style:text-properties officeooo:paragraph-rsid="010e8474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4" style:family="paragraph" style:parent-style-name="Table_20_Contents">
      <style:text-properties officeooo:paragraph-rsid="015fc100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6" style:family="paragraph" style:parent-style-name="Table_20_Contents">
      <style:text-properties officeooo:paragraph-rsid="02ae0b54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officeooo:paragraph-rsid="038a25fe"/>
    </style:style>
    <style:style style:name="P82" style:family="paragraph" style:parent-style-name="Table_20_Contents">
      <style:text-properties officeooo:paragraph-rsid="0390111d"/>
    </style:style>
    <style:style style:name="P83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5" style:family="paragraph" style:parent-style-name="Table_20_Contents">
      <style:text-properties officeooo:paragraph-rsid="03427071"/>
    </style:style>
    <style:style style:name="P86" style:family="paragraph" style:parent-style-name="Table_20_Contents">
      <style:text-properties officeooo:paragraph-rsid="034a5fa0"/>
    </style:style>
    <style:style style:name="P87" style:family="paragraph" style:parent-style-name="Table_20_Contents">
      <style:text-properties officeooo:paragraph-rsid="0391a834"/>
    </style:style>
    <style:style style:name="P88" style:family="paragraph" style:parent-style-name="Table_20_Contents">
      <style:text-properties officeooo:paragraph-rsid="03017dbe"/>
    </style:style>
    <style:style style:name="P89" style:family="paragraph" style:parent-style-name="Table_20_Contents">
      <style:text-properties officeooo:paragraph-rsid="03ba19bb"/>
    </style:style>
    <style:style style:name="P90" style:family="paragraph" style:parent-style-name="Table_20_Contents">
      <style:text-properties officeooo:paragraph-rsid="031c8ae5"/>
    </style:style>
    <style:style style:name="P91" style:family="paragraph" style:parent-style-name="Table_20_Contents">
      <style:text-properties officeooo:paragraph-rsid="030c3545"/>
    </style:style>
    <style:style style:name="P9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6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8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9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0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101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58fff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5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6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officeooo:rsid="03959f64" style:font-name-complex="Courier New"/>
    </style:style>
    <style:style style:name="T126" style:family="text">
      <style:text-properties fo:color="#000000" loext:opacity="100%" style:font-name="Courier New" officeooo:rsid="03b8181e" style:font-name-complex="Courier New"/>
    </style:style>
    <style:style style:name="T127" style:family="text">
      <style:text-properties fo:color="#000000" loext:opacity="100%" style:font-name="Courier New" officeooo:rsid="03d81c7c" style:font-name-complex="Courier New"/>
    </style:style>
    <style:style style:name="T128" style:family="text">
      <style:text-properties fo:color="#000000" loext:opacity="100%" style:font-name="Courier New" officeooo:rsid="03bb832f" style:font-name-complex="Courier New"/>
    </style:style>
    <style:style style:name="T129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officeooo:rsid="0277dedb"/>
    </style:style>
    <style:style style:name="T13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officeooo:rsid="023d069c"/>
    </style:style>
    <style:style style:name="T136" style:family="text">
      <style:text-properties officeooo:rsid="021570c6"/>
    </style:style>
    <style:style style:name="T137" style:family="text">
      <style:text-properties officeooo:rsid="02984091"/>
    </style:style>
    <style:style style:name="T138" style:family="text">
      <style:text-properties officeooo:rsid="0298730b"/>
    </style:style>
    <style:style style:name="T13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0" style:family="text">
      <style:text-properties fo:font-style="normal" officeooo:rsid="023ec219" style:font-style-asian="normal" style:font-style-complex="normal"/>
    </style:style>
    <style:style style:name="T141" style:family="text">
      <style:text-properties fo:font-style="normal" style:font-style-asian="normal" style:font-style-complex="normal"/>
    </style:style>
    <style:style style:name="T142" style:family="text">
      <style:text-properties officeooo:rsid="0213f657"/>
    </style:style>
    <style:style style:name="T143" style:family="text">
      <style:text-properties fo:color="#000000" loext:opacity="100%" style:font-name="Courier New" style:font-name-complex="Courier New"/>
    </style:style>
    <style:style style:name="T14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5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6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officeooo:rsid="02b867ce"/>
    </style:style>
    <style:style style:name="T19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6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9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6" style:family="text">
      <style:text-properties officeooo:rsid="0391a834"/>
    </style:style>
    <style:style style:name="T207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8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9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0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1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officeooo:rsid="04144748"/>
    </style:style>
    <style:style style:name="T217" style:family="text">
      <style:text-properties officeooo:rsid="042d7d17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officeooo:rsid="04125c48" style:font-style-asian="italic" style:font-style-complex="italic"/>
    </style:style>
    <style:style style:name="T220" style:family="text">
      <style:text-properties fo:font-style="italic" officeooo:rsid="041182c7" style:font-style-asian="italic" style:font-style-complex="italic"/>
    </style:style>
    <style:style style:name="T221" style:family="text">
      <style:text-properties officeooo:rsid="04125c48"/>
    </style:style>
    <style:style style:name="T222" style:family="text">
      <style:text-properties officeooo:rsid="0424aa9b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officeooo:rsid="04283cfb" style:font-weight-asian="bold" style:font-weight-complex="bold"/>
    </style:style>
    <style:style style:name="T225" style:family="text">
      <style:text-properties fo:font-size="10pt" style:font-size-asian="10pt" style:font-size-complex="10pt"/>
    </style:style>
    <style:style style:name="T226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27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28" style:family="text">
      <style:text-properties officeooo:rsid="04546f38"/>
    </style:style>
    <style:style style:name="T229" style:family="text">
      <style:text-properties fo:language="zxx" fo:country="none" style:language-asian="zxx" style:country-asian="none" style:language-complex="zxx" style:country-complex="none"/>
    </style:style>
    <style:style style:name="T230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1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4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VERSION;</text:span></text:span></text:p>
          </table:table-cell>
          <table:table-cell table:style-name="Table1.B2" office:value-type="string">
            <text:p text:style-name="P6"><text:span text:style-name="Source_20_Text"><text:span text:style-name="T15">noConflict();</text:span></text:span></text:p>
          </table:table-cell>
          <table:table-cell table:style-name="Table1.C2" table:number-rows-spanned="7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is(</text:span></text:span><text:span text:style-name="Source_20_Text"><text:span text:style-name="T19">val</text:span></text:span><text:span text:style-name="Source_20_Text"><text:span text:style-name="T18">[,expectedType[,Throw=false]]</text:span></text:span><text:span text:style-name="Source_20_Text"><text:span text:style-name="T20">)</text:span></text:span><text:span text:style-name="Source_20_Text"><text:span text:style-name="T18">;</text:span></text:span></text:p>
            <text:p text:style-name="P9"><text:span text:style-name="Source_20_Text"><text:span text:style-name="T21">isSameType(value1,value2)</text:span></text:span><text:span text:style-name="Source_20_Text"><text:span text:style-name="T22">;</text:span></text:span></text:p>
            <text:p text:style-name="P7"><text:span text:style-name="Source_20_Text"><text:span text:style-name="T15">isSameInstance(</text:span></text:span><text:span text:style-name="Source_20_Text"><text:span text:style-name="T23">v1</text:span></text:span><text:span text:style-name="Source_20_Text"><text:span text:style-name="T15">,</text:span></text:span><text:span text:style-name="Source_20_Text"><text:span text:style-name="T23">v2</text:span></text:span><text:span text:style-name="Source_20_Text"><text:span text:style-name="T15">,Contructor);</text:span></text:span></text:p>
            <text:p text:style-name="P10"><text:span text:style-name="Source_20_Text"><text:span text:style-name="T24">isDeepStrictEqual(v</text:span></text:span><text:span text:style-name="Source_20_Text"><text:span text:style-name="T25">al</text:span></text:span><text:span text:style-name="Source_20_Text"><text:span text:style-name="T26">ue</text:span></text:span><text:span text:style-name="Source_20_Text"><text:span text:style-name="T24">1,v</text:span></text:span><text:span text:style-name="Source_20_Text"><text:span text:style-name="T25">al</text:span></text:span><text:span text:style-name="Source_20_Text"><text:span text:style-name="T26">ue</text:span></text:span><text:span text:style-name="Source_20_Text"><text:span text:style-name="T24">2);</text:span></text:span></text:p>
            <text:p text:style-name="P11"><text:span text:style-name="Source_20_Text"><text:span text:style-name="T15">isCoercedObject</text:span></text:span><text:span text:style-name="Source_20_Text"><text:span text:style-name="T27">(object);</text:span></text:span></text:p>
            <text:p text:style-name="P11"><text:span text:style-name="Source_20_Text"><text:span text:style-name="T24">isEmptyValue(value);</text:span></text:span></text:p>
            <text:p text:style-name="P7"><text:span text:style-name="Source_20_Text"><text:span text:style-name="T15">isNull(v</text:span></text:span><text:span text:style-name="Source_20_Text"><text:span text:style-name="T28">a</text:span></text:span><text:span text:style-name="Source_20_Text"><text:span text:style-name="T29">lue</text:span></text:span><text:span text:style-name="Source_20_Text"><text:span text:style-name="T15">);</text:span></text:span></text:p>
            <text:p text:style-name="P12"><text:span text:style-name="Source_20_Text"><text:span text:style-name="T15">isUndefined(v</text:span></text:span><text:span text:style-name="Source_20_Text"><text:span text:style-name="T30">alu</text:span></text:span><text:span text:style-name="Source_20_Text"><text:span text:style-name="T31">e</text:span></text:span><text:span text:style-name="Source_20_Text"><text:span text:style-name="T15">);</text:span></text:span></text:p>
            <text:p text:style-name="P12"><text:span text:style-name="Source_20_Text"><text:span text:style-name="T15">isNil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15">isNumeric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4">isChar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4">);</text:span></text:span></text:p>
            <text:p text:style-name="P13"><text:span text:style-name="Source_20_Text"><text:span text:style-name="T35">isPlainObject(value);</text:span></text:span></text:p>
            <text:p text:style-name="P12"><text:span text:style-name="Source_20_Text"><text:span text:style-name="T15">isFunction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15">is</text:span></text:span><text:span text:style-name="Source_20_Text"><text:span text:style-name="T36">Callable</text:span></text:span><text:span text:style-name="Source_20_Text"><text:span text:style-name="T15">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7">isClass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7">);</text:span></text:span></text:p>
            <text:p text:style-name="P12"><text:span text:style-name="Source_20_Text"><text:span text:style-name="T15">isGenerator</text:span></text:span><text:span text:style-name="Source_20_Text"><text:span text:style-name="T38">Fn</text:span></text:span><text:span text:style-name="Source_20_Text"><text:span text:style-name="T15">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5">);</text:span></text:span></text:p>
            <text:p text:style-name="P12"><text:span text:style-name="Source_20_Text"><text:span text:style-name="T15">isAsync</text:span></text:span><text:span text:style-name="Source_20_Text"><text:span text:style-name="T41">Fn</text:span></text:span><text:span text:style-name="Source_20_Text"><text:span text:style-name="T15">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5">);</text:span></text:span></text:p>
            <text:p text:style-name="P12"><text:span text:style-name="Source_20_Text"><text:span text:style-name="T34">isAsyncGeneratorFn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34">);</text:span></text:span></text:p>
            <text:p text:style-name="P12"><text:span text:style-name="Source_20_Text"><text:span text:style-name="T34">isProxy(value);</text:span></text:span></text:p>
            <text:p text:style-name="P12"><text:span text:style-name="Source_20_Text"><text:span text:style-name="T15">isElemen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12"><text:span text:style-name="Source_20_Text"><text:span text:style-name="T34">isRegexp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34">);</text:span></text:span></text:p>
            <text:p text:style-name="P12"><text:span text:style-name="Source_20_Text"><text:span text:style-name="T15">isArraylike(value);</text:span></text:span></text:p>
            <text:p text:style-name="P14"><text:span text:style-name="Source_20_Text"><text:span text:style-name="T15">isTypedArray(value);</text:span></text:span></text:p>
            <text:p text:style-name="P14"><text:span text:style-name="Source_20_Text"><text:span text:style-name="T15">isIterator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5">);</text:span></text:span></text:p>
            <text:p text:style-name="P12"><text:span text:style-name="Source_20_Text"><text:span text:style-name="T15">isIterable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5">);</text:span></text:span></text:p>
            <text:p text:style-name="P12"><text:span text:style-name="Source_20_Text"><text:span text:style-name="T15">isAsyncIterable(</text:span></text:span><text:span text:style-name="Source_20_Text"><text:span text:style-name="T19">value</text:span></text:span><text:span text:style-name="Source_20_Text"><text:span text:style-name="T15">);</text:span></text:span></text:p>
            <text:p text:style-name="P15"><text:span text:style-name="Source_20_Text"><text:span text:style-name="T44">isIndex(v</text:span></text:span><text:span text:style-name="Source_20_Text"><text:span text:style-name="T45">alu</text:span></text:span><text:span text:style-name="Source_20_Text"><text:span text:style-name="T46">e</text:span></text:span><text:span text:style-name="Source_20_Text"><text:span text:style-name="T44">);</text:span></text:span></text:p>
            <text:p text:style-name="P15"><text:span text:style-name="Source_20_Text"><text:span text:style-name="T47">to</text:span></text:span><text:span text:style-name="Source_20_Text"><text:span text:style-name="T44">Index(va</text:span></text:span><text:span text:style-name="Source_20_Text"><text:span text:style-name="T48">lue</text:span></text:span><text:span text:style-name="Source_20_Text"><text:span text:style-name="T44">);</text:span></text:span></text:p>
            <text:p text:style-name="P16"><text:span text:style-name="Source_20_Text"><text:span text:style-name="T45">isLength</text:span></text:span><text:span text:style-name="Source_20_Text"><text:span text:style-name="T44">(v</text:span></text:span><text:span text:style-name="Source_20_Text"><text:span text:style-name="T45">al</text:span></text:span><text:span text:style-name="Source_20_Text"><text:span text:style-name="T46">ue</text:span></text:span><text:span text:style-name="Source_20_Text"><text:span text:style-name="T44">);</text:span></text:span></text:p>
            <text:p text:style-name="P16"><text:span text:style-name="Source_20_Text"><text:span text:style-name="T49">toLength(value);</text:span></text:span></text:p>
            <text:p text:style-name="P17"><text:span text:style-name="Source_20_Text"><text:span text:style-name="T50">isPropertyKey(v</text:span></text:span><text:span text:style-name="Source_20_Text"><text:span text:style-name="T51">alu</text:span></text:span><text:span text:style-name="Source_20_Text"><text:span text:style-name="T52">e</text:span></text:span><text:span text:style-name="Source_20_Text"><text:span text:style-name="T50">);</text:span></text:span></text:p>
            <text:p text:style-name="P17"><text:span text:style-name="Source_20_Text"><text:span text:style-name="T50">toPropertyKey(v</text:span></text:span><text:span text:style-name="Source_20_Text"><text:span text:style-name="T52">alue</text:span></text:span><text:span text:style-name="Source_20_Text"><text:span text:style-name="T50">);</text:span></text:span></text:p>
            <text:p text:style-name="P18"><text:span text:style-name="Source_20_Text"><text:span text:style-name="T50">isPrimitive(v</text:span></text:span><text:span text:style-name="Source_20_Text"><text:span text:style-name="T53">a</text:span></text:span><text:span text:style-name="Source_20_Text"><text:span text:style-name="T54">lue</text:span></text:span><text:span text:style-name="Source_20_Text"><text:span text:style-name="T50">);</text:span></text:span></text:p>
            <text:p text:style-name="P18"><text:span text:style-name="Source_20_Text"><text:span text:style-name="T35">toPrimitive</text:span></text:span><text:span text:style-name="Source_20_Text"><text:span text:style-name="T55">Value</text:span></text:span><text:span text:style-name="Source_20_Text"><text:span text:style-name="T35">(valu</text:span></text:span><text:span text:style-name="Source_20_Text"><text:span text:style-name="T52">e</text:span></text:span><text:span text:style-name="Source_20_Text"><text:span text:style-name="T35">);</text:span></text:span></text:p>
            <text:p text:style-name="P13"><text:span text:style-name="Source_20_Text"><text:span text:style-name="T15">isObjec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5">);</text:span></text:span></text:p>
            <text:p text:style-name="P8"><text:span text:style-name="Source_20_Text"><text:span text:style-name="T35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35">);</text:span></text:span></text:p>
          </table:table-cell>
          <table:table-cell table:style-name="Table1.D2" table:number-rows-spanned="7" office:value-type="string">
            <text:p text:style-name="P19"><text:span text:style-name="Source_20_Text"><text:span text:style-name="T15">qsa(selector[,context]).forEach(c</text:span></text:span><text:span text:style-name="Source_20_Text"><text:span text:style-name="T58">a</text:span></text:span><text:span text:style-name="Source_20_Text"><text:span text:style-name="T59">llback</text:span></text:span><text:span text:style-name="Source_20_Text"><text:span text:style-name="T15">);</text:span></text:span></text:p>
            <text:p text:style-name="P19"><text:span text:style-name="Source_20_Text"><text:span text:style-name="T15">qs(selector[,context]);</text:span></text:span></text:p>
            <text:p text:style-name="P19"><text:span text:style-name="Source_20_Text"><text:span text:style-name="T15">domReady(c</text:span></text:span><text:span text:style-name="Source_20_Text"><text:span text:style-name="T58">allback</text:span></text:span><text:span text:style-name="Source_20_Text"><text:span text:style-name="T15">);</text:span></text:span></text:p>
            <text:p text:style-name="P19"><text:span text:style-name="Source_20_Text"><text:span text:style-name="T60">domClear(e</text:span></text:span><text:span text:style-name="Source_20_Text"><text:span text:style-name="T61">lement</text:span></text:span><text:span text:style-name="Source_20_Text"><text:span text:style-name="T60">);</text:span></text:span></text:p>
            <text:p text:style-name="P19"><text:span text:style-name="Source_20_Text"><text:span text:style-name="T15">domCreate(type[,properties[,innerHTML]]);</text:span></text:span></text:p>
            <text:p text:style-name="P19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9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9"><text:span text:style-name="Source_20_Text"><text:span text:style-name="T15">domGetCSS(element</text:span></text:span><text:span text:style-name="Source_20_Text"><text:span text:style-name="T62">[</text:span></text:span><text:span text:style-name="Source_20_Text"><text:span text:style-name="T15">,property</text:span></text:span><text:span text:style-name="Source_20_Text"><text:span text:style-name="T63">]</text:span></text:span><text:span text:style-name="Source_20_Text"><text:span text:style-name="T15">);</text:span></text:span></text:p>
            <text:p text:style-name="P19"><text:span text:style-name="Source_20_Text"><text:span text:style-name="T15">domSetCSS(element,property,value);</text:span></text:span></text:p>
            <text:p text:style-name="P19"><text:span text:style-name="Source_20_Text"><text:span text:style-name="T15">domSetCSS(element,properties);</text:span></text:span></text:p>
            <text:p text:style-name="P19"><text:span text:style-name="Source_20_Text"><text:span text:style-name="T15">domFadeIn(element[,duration[,display]]);</text:span></text:span></text:p>
            <text:p text:style-name="P19"><text:span text:style-name="Source_20_Text"><text:span text:style-name="T15">domFadeOut(element[,duration]); </text:span></text:span></text:p>
            <text:p text:style-name="P19"><text:span text:style-name="Source_20_Text"><text:span text:style-name="T15">domFadeToggle(elem[,duration[,display]]);</text:span></text:span></text:p>
            <text:p text:style-name="P19"><text:span text:style-name="Source_20_Text"><text:span text:style-name="T15">domShow(element[,display]);</text:span></text:span></text:p>
            <text:p text:style-name="P19"><text:span text:style-name="Source_20_Text"><text:span text:style-name="T15">domHide(e</text:span></text:span><text:span text:style-name="Source_20_Text"><text:span text:style-name="T64">le</text:span></text:span><text:span text:style-name="Source_20_Text"><text:span text:style-name="T65">ment</text:span></text:span><text:span text:style-name="Source_20_Text"><text:span text:style-name="T15">);</text:span></text:span></text:p>
            <text:p text:style-name="P19"><text:span text:style-name="Source_20_Text"><text:span text:style-name="T15">domToggle(element[,display]);</text:span></text:span></text:p>
            <text:p text:style-name="P19"><text:span text:style-name="Source_20_Text"><text:span text:style-name="T15">domIsHidden(element);</text:span></text:span></text:p>
            <text:p text:style-name="P19"><text:span text:style-name="Source_20_Text"><text:span text:style-name="T66">domScrollToTop(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9">domScrollToBottom();</text:span></text:span></text:p>
            <text:p text:style-name="P19"><text:span text:style-name="Source_20_Text"><text:span text:style-name="T15">domScrollToElement(element[,top=true]);<text:line-break/>domSiblings(element);</text:span></text:span></text:p>
            <text:p text:style-name="P19"><text:span text:style-name="Source_20_Text"><text:span text:style-name="T15">domSiblingsPrev(element);</text:span></text:span></text:p>
            <text:p text:style-name="P19"><text:span text:style-name="Source_20_Text"><text:span text:style-name="T15">domSiblings</text:span></text:span><text:span text:style-name="Source_20_Text"><text:span text:style-name="T70">Left</text:span></text:span><text:span text:style-name="Source_20_Text"><text:span text:style-name="T15">(element);</text:span></text:span></text:p>
            <text:p text:style-name="P14"><text:span text:style-name="Source_20_Text"><text:span text:style-name="T15">domSiblingsNext(element);</text:span></text:span></text:p>
            <text:p text:style-name="P14"><text:span text:style-name="Source_20_Text"><text:span text:style-name="T15">domSiblings</text:span></text:span><text:span text:style-name="Source_20_Text"><text:span text:style-name="T70">Right</text:span></text:span><text:span text:style-name="Source_20_Text"><text:span text:style-name="T15">(element);</text:span></text:span></text:p>
            <text:p text:style-name="P19"><text:span text:style-name="Source_20_Text"><text:span text:style-name="T71">domGetC</text:span></text:span><text:span text:style-name="Source_20_Text"><text:span text:style-name="T72">SS</text:span></text:span><text:span text:style-name="Source_20_Text"><text:span text:style-name="T71">Var(name);</text:span></text:span></text:p>
            <text:p text:style-name="P19"><text:span text:style-name="Source_20_Text"><text:span text:style-name="T15">domSetC</text:span></text:span><text:span text:style-name="Source_20_Text"><text:span text:style-name="T72">SS</text:span></text:span><text:span text:style-name="Source_20_Text"><text:span text:style-name="T15">Var(</text:span></text:span><text:span text:style-name="Source_20_Text"><text:span text:style-name="T71">n</text:span></text:span><text:span text:style-name="Source_20_Text"><text:span text:style-name="T15">a</text:span></text:span><text:span text:style-name="Source_20_Text"><text:span text:style-name="T71">me</text:span></text:span><text:span text:style-name="Source_20_Text"><text:span text:style-name="T15">,</text:span></text:span><text:span text:style-name="Source_20_Text"><text:span text:style-name="T71">v</text:span></text:span><text:span text:style-name="Source_20_Text"><text:span text:style-name="T15">a</text:span></text:span><text:span text:style-name="Source_20_Text"><text:span text:style-name="T71">lue</text:span></text:span><text:span text:style-name="Source_20_Text"><text:span text:style-name="T15">);</text:span></text:span></text:p>
            <text:p text:style-name="P19"><text:span text:style-name="Source_20_Text"><text:span text:style-name="T15">importScript(script1[,scriptN]);</text:span></text:span></text:p>
            <text:p text:style-name="P19"><text:span text:style-name="Source_20_Text"><text:span text:style-name="T15">importStyle(style1[,styleN]);</text:span></text:span></text:p>
            <text:p text:style-name="P20"><text:span text:style-name="Source_20_Text"><text:span text:style-name="T15">setFullscreenOn(selector</text:span></text:span><text:span text:style-name="Source_20_Text"><text:span text:style-name="T73">);</text:span></text:span></text:p>
            <text:p text:style-name="P20"><text:span text:style-name="Source_20_Text"><text:span text:style-name="T15">setFullscreenOn(element);</text:span></text:span></text:p>
            <text:p text:style-name="P19"><text:span text:style-name="Source_20_Text"><text:span text:style-name="T15">setFullscreenOff();</text:span></text:span></text:p>
            <text:p text:style-name="P21"><text:span text:style-name="Source_20_Text"><text:span text:style-name="T15">getFullscreen();<text:line-break/>form2array(form);</text:span></text:span></text:p>
            <text:p text:style-name="P21"><text:span text:style-name="Source_20_Text"><text:span text:style-name="T15">form2string(form);</text:span></text:span></text:p>
            <text:p text:style-name="P19"><text:span text:style-name="Source_20_Text"><text:span text:style-name="T15">getDoNotTrack();</text:span></text:span></text:p>
            <text:p text:style-name="P21"><text:span text:style-name="Source_20_Text"><text:span text:style-name="T15">getLocation(success[,error]);</text:span></text:span></text:p>
            <text:p text:style-name="P21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2"><text:span text:style-name="Source_20_Text"><text:span text:style-name="T15">constant(value);</text:span></text:span></text:p>
            <text:p text:style-name="P22"><text:span text:style-name="Source_20_Text"><text:span text:style-name="T74">identity(value);</text:span></text:span></text:p>
            <text:p text:style-name="P22"><text:span text:style-name="Source_20_Text"><text:span text:style-name="T15">noop();</text:span></text:span></text:p>
            <text:p text:style-name="P22"><text:span text:style-name="Source_20_Text"><text:span text:style-name="T15">T();</text:span></text:span></text:p>
            <text:p text:style-name="P22"><text:span text:style-name="Source_20_Text"><text:span text:style-name="T75">F();</text:span></text:span></text:p>
          </table:table-cell>
          <table:table-cell table:style-name="Table1.B2" office:value-type="string">
            <text:p text:style-name="P22"><text:span text:style-name="Source_20_Text"><text:span text:style-name="T15">asyncConstant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2"><text:span text:style-name="Source_20_Text"><text:span text:style-name="T15">asyncIdentity(</text:span></text:span><text:span text:style-name="Source_20_Text"><text:span text:style-name="T76">value</text:span></text:span><text:span text:style-name="Source_20_Text"><text:span text:style-name="T15">);</text:span></text:span></text:p>
            <text:p text:style-name="P22"><text:span text:style-name="Source_20_Text"><text:span text:style-name="T15">asyncNoop();</text:span></text:span></text:p>
            <text:p text:style-name="P22"><text:span text:style-name="Source_20_Text"><text:span text:style-name="T15">async</text:span></text:span><text:span text:style-name="Source_20_Text"><text:span text:style-name="T77">T</text:span></text:span><text:span text:style-name="Source_20_Text"><text:span text:style-name="T15">();</text:span></text:span></text:p>
            <text:p text:style-name="P22"><text:span text:style-name="Source_20_Text"><text:span text:style-name="T15">async</text:span></text:span><text:span text:style-name="Source_20_Text"><text:span text:style-name="T77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3"><text:span text:style-name="Source_20_Text"><text:span text:style-name="T8">BASE16; BASE</text:span></text:span><text:span text:style-name="Source_20_Text"><text:span text:style-name="T78">32; BASE36; BASE58; BASE62;</text:span></text:span></text:p>
            <text:p text:style-name="P24"><text:span text:style-name="Source_20_Text"><text:span text:style-name="T78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5"><text:span text:style-name="Source_20_Text"><text:span text:style-name="T15">extend([deep,]target,source1[,s</text:span></text:span><text:span text:style-name="Source_20_Text"><text:span text:style-name="T79">ou</text:span></text:span><text:span text:style-name="Source_20_Text"><text:span text:style-name="T15">rc</text:span></text:span><text:span text:style-name="Source_20_Text"><text:span text:style-name="T79">e</text:span></text:span><text:span text:style-name="Source_20_Text"><text:span text:style-name="T15">N]);</text:span></text:span></text:p>
            <text:p text:style-name="P25"><text:span text:style-name="Source_20_Text"><text:span text:style-name="T15">deleteOwnProperty(</text:span></text:span><text:span text:style-name="Source_20_Text"><text:span text:style-name="T80">obj</text:span></text:span><text:span text:style-name="Source_20_Text"><text:span text:style-name="T15">,</text:span></text:span><text:span text:style-name="Source_20_Text"><text:span text:style-name="T80">prop</text:span></text:span><text:span text:style-name="Source_20_Text"><text:span text:style-name="T15">[,Throw=false]);</text:span></text:span></text:p>
            <text:p text:style-name="P25"><text:span text:style-name="Source_20_Text"><text:span text:style-name="T15">sizeIn(o</text:span></text:span><text:span text:style-name="Source_20_Text"><text:span text:style-name="T81">bje</text:span></text:span><text:span text:style-name="Source_20_Text"><text:span text:style-name="T82">ct</text:span></text:span><text:span text:style-name="Source_20_Text"><text:span text:style-name="T15">);</text:span></text:span></text:p>
            <text:p text:style-name="P25"><text:span text:style-name="Source_20_Text"><text:span text:style-name="T15">pick(object,keys);</text:span></text:span></text:p>
            <text:p text:style-name="P25"><text:span text:style-name="Source_20_Text"><text:span text:style-name="T83">omit</text:span></text:span><text:span text:style-name="Source_20_Text"><text:span text:style-name="T15">(object,keys);</text:span></text:span></text:p>
            <text:p text:style-name="P25"><text:span text:style-name="Source_20_Text"><text:span text:style-name="T84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5"><text:span text:style-name="Source_20_Text"><text:span text:style-name="T15">delay(mi</text:span></text:span><text:span text:style-name="Source_20_Text"><text:span text:style-name="T85">lis</text:span></text:span><text:span text:style-name="Source_20_Text"><text:span text:style-name="T15">e</text:span></text:span><text:span text:style-name="Source_20_Text"><text:span text:style-name="T85">c</text:span></text:span><text:span text:style-name="Source_20_Text"><text:span text:style-name="T15">).then(callback);</text:span></text:span></text:p>
            <text:p text:style-name="P25"><text:span text:style-name="Source_20_Text"><text:span text:style-name="T15">bind(</text:span></text:span><text:span text:style-name="Source_20_Text"><text:span text:style-name="T86">function</text:span></text:span><text:span text:style-name="Source_20_Text"><text:span text:style-name="T15">,context);</text:span></text:span></text:p>
            <text:p text:style-name="P25"><text:span text:style-name="Source_20_Text"><text:span text:style-name="T87">unBind</text:span></text:span><text:span text:style-name="Source_20_Text"><text:span text:style-name="T88">(</text:span></text:span><text:span text:style-name="Source_20_Text"><text:span text:style-name="T89">f</text:span></text:span><text:span text:style-name="Source_20_Text"><text:span text:style-name="T90">unction</text:span></text:span><text:span text:style-name="Source_20_Text"><text:span text:style-name="T88">);</text:span></text:span></text:p>
            <text:p text:style-name="P25"><text:span text:style-name="Source_20_Text"><text:span text:style-name="T88">curry(function);</text:span></text:span></text:p>
            <text:p text:style-name="P25"><text:span text:style-name="Source_20_Text"><text:span text:style-name="T88">compose(function1[,functionN]);</text:span></text:span></text:p>
            <text:p text:style-name="P25"><text:span text:style-name="Source_20_Text"><text:span text:style-name="T88">pipe(function1[,functionN]);</text:span></text:span></text:p>
            <text:p text:style-name="P25"><text:span text:style-name="Source_20_Text"><text:span text:style-name="T91">once(function);</text:span></text:span></text:p>
            <text:p text:style-name="P25"><text:span text:style-name="Source_20_Text"><text:span text:style-name="T84">tap(function): function(</text:span></text:span><text:span text:style-name="Source_20_Text"><text:span text:style-name="T92">value</text:span></text:span><text:span text:style-name="Source_20_Text"><text:span text:style-name="T84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6"><text:span text:style-name="Source_20_Text"><text:span text:style-name="T15">randomBoolean</text:span></text:span><text:span text:style-name="Source_20_Text"><text:span text:style-name="T75">();</text:span></text:span></text:p>
            <text:p text:style-name="P26"><text:span text:style-name="Source_20_Text"><text:span text:style-name="T93">r</text:span></text:span><text:span text:style-name="Source_20_Text"><text:span text:style-name="T75">andomUUIDv7</text:span></text:span><text:span text:style-name="Source_20_Text"><text:span text:style-name="T94">(</text:span></text:span><text:span text:style-name="Source_20_Text"><text:span text:style-name="T95">v4=false</text:span></text:span><text:span text:style-name="Source_20_Text"><text:span text:style-name="T94">);</text:span></text:span></text:p>
            <text:p text:style-name="P26"><text:span text:style-name="Source_20_Text"><text:span text:style-name="T96">timestampID([size=21[,alphabet=</text:span></text:span><text:span text:style-name="Source_20_Text"><text:span text:style-name="T97">"ABCDEFGHIJKLMNOPQRSTUVWXYZabcdefghijklmnopqrstuvwxyz0123456789_-"</text:span></text:span><text:span text:style-name="Source_20_Text"><text:span text:style-name="T96">]]);</text:span></text:span></text:p>
            <text:p text:style-name="P26"><text:span text:style-name="Source_20_Text"><text:span text:style-name="T8">nanoid([size=21[,alphabet="123456789ABCDEFGHJKLMNPQRSTUVWXYZabcdefghijkmnopqrstuvwxyz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11"><text:span text:style-name="Source_20_Text"><text:span text:style-name="T15">createPolyfillMethod(o</text:span></text:span><text:span text:style-name="Source_20_Text"><text:span text:style-name="T98">b</text:span></text:span><text:span text:style-name="Source_20_Text"><text:span text:style-name="T99">ject</text:span></text:span><text:span text:style-name="Source_20_Text"><text:span text:style-name="T15">,</text:span></text:span><text:span text:style-name="Source_20_Text"><text:span text:style-name="T100">prop</text:span></text:span><text:span text:style-name="Source_20_Text"><text:span text:style-name="T15">,v</text:span></text:span><text:span text:style-name="Source_20_Text"><text:span text:style-name="T101">alu</text:span></text:span><text:span text:style-name="Source_20_Text"><text:span text:style-name="T102">e</text:span></text:span><text:span text:style-name="Source_20_Text"><text:span text:style-name="T15">);</text:span></text:span></text:p>
            <text:p text:style-name="P11"><text:span text:style-name="Source_20_Text"><text:span text:style-name="T15">createPolyfillProperty(o</text:span></text:span><text:span text:style-name="Source_20_Text"><text:span text:style-name="T98">b</text:span></text:span><text:span text:style-name="Source_20_Text"><text:span text:style-name="T99">ject</text:span></text:span><text:span text:style-name="Source_20_Text"><text:span text:style-name="T15">,</text:span></text:span><text:span text:style-name="Source_20_Text"><text:span text:style-name="T100">prop</text:span></text:span><text:span text:style-name="Source_20_Text"><text:span text:style-name="T15">,v</text:span></text:span><text:span text:style-name="Source_20_Text"><text:span text:style-name="T103">alu</text:span></text:span><text:span text:style-name="Source_20_Text"><text:span text:style-name="T104">e</text:span></text:span><text:span text:style-name="Source_20_Text"><text:span text:style-name="T15">);</text:span></text:span></text:p>
            <text:p text:style-name="P11"><text:span text:style-name="Source_20_Text"><text:span text:style-name="T15">getUrlVars([str=location.search]);</text:span></text:span></text:p>
            <text:p text:style-name="P11"><text:span text:style-name="Source_20_Text"><text:span text:style-name="T15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7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String API</text:p>
          </table:table-cell>
          <table:table-cell table:style-name="Table5.A1" office:value-type="string">
            <text:p text:style-name="P29"><text:span text:style-name="Source_20_Text"><text:span text:style-name="T105">Assertion API</text:span></text:span></text:p>
          </table:table-cell>
          <table:table-cell table:style-name="Table5.C1" office:value-type="string">
            <text:p text:style-name="P30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24"><text:span text:style-name="Source_20_Text"><text:span text:style-name="T15"/></text:span></text:p>
            <text:p text:style-name="P31"><text:span text:style-name="Source_20_Text"><text:span text:style-name="T15">b64Decode(s</text:span></text:span><text:span text:style-name="Source_20_Text"><text:span text:style-name="T64">tri</text:span></text:span><text:span text:style-name="Source_20_Text"><text:span text:style-name="T31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2"><text:span text:style-name="Source_20_Text"><text:span text:style-name="T15">b64Encode(string);</text:span></text:span></text:p>
            <text:p text:style-name="P32"><text:span text:style-name="Source_20_Text"><text:span text:style-name="T15"/></text:span></text:p>
            <text:p text:style-name="P31"><text:span text:style-name="Source_20_Text"><text:span text:style-name="T15">strAt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5">,index[,newChar]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apitaliz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odePoints(s</text:span></text:span><text:span text:style-name="Source_20_Text"><text:span text:style-name="T110">t</text:span></text:span><text:span text:style-name="Source_20_Text"><text:span text:style-name="T111">ri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DownFirst(s</text:span></text:span><text:span text:style-name="Source_20_Text"><text:span text:style-name="T112">tri</text:span></text:span><text:span text:style-name="Source_20_Text"><text:span text:style-name="T86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FromCodePoints(i</text:span></text:span><text:span text:style-name="Source_20_Text"><text:span text:style-name="T113">terator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Escap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</text:span></text:span><text:span text:style-name="Source_20_Text"><text:span text:style-name="T114">HTML</text:span></text:span><text:span text:style-name="Source_20_Text"><text:span text:style-name="T15">RemoveTags(string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</text:span></text:span><text:span text:style-name="Source_20_Text"><text:span text:style-name="T115">Un</text:span></text:span><text:span text:style-name="Source_20_Text"><text:span text:style-name="T15">Escap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Proper</text:span></text:span><text:span text:style-name="Source_20_Text"><text:span text:style-name="T116">c</text:span></text:span><text:span text:style-name="Source_20_Text"><text:span text:style-name="T15">as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); </text:span></text:span></text:p>
            <text:p text:style-name="P24"><text:span text:style-name="Source_20_Text"><text:span text:style-name="T117"/></text:span></text:p>
            <text:p text:style-name="P31"><text:span text:style-name="Source_20_Text"><text:span text:style-name="T15">strReverse(s</text:span></text:span><text:span text:style-name="Source_20_Text"><text:span text:style-name="T42">t</text:span></text:span><text:span text:style-name="Source_20_Text"><text:span text:style-name="T109">ring</text:span></text:span><text:span text:style-name="Source_20_Text"><text:span text:style-name="T15">);</text:span></text:span></text:p>
            <text:p text:style-name="P31"><text:span text:style-name="Source_20_Text"><text:span text:style-name="T117"/></text:span></text:p>
            <text:p text:style-name="P31"><text:span text:style-name="Source_20_Text"><text:span text:style-name="T15">strSplice(</text:span></text:span><text:span text:style-name="Source_20_Text"><text:span text:style-name="T106">str</text:span></text:span><text:span text:style-name="Source_20_Text"><text:span text:style-name="T25">ing</text:span></text:span><text:span text:style-name="Source_20_Text"><text:span text:style-name="T15">,index,count[,add</text:span></text:span><text:span text:style-name="Source_20_Text"><text:span text:style-name="T118">]);</text:span></text:span></text:p>
            <text:p text:style-name="P31"><text:span text:style-name="Source_20_Text"><text:span text:style-name="T117"/></text:span></text:p>
            <text:p text:style-name="P31"><text:span text:style-name="Source_20_Text"><text:span text:style-name="T117">s</text:span></text:span><text:span text:style-name="Source_20_Text"><text:span text:style-name="T15">tr</text:span></text:span><text:span text:style-name="Source_20_Text"><text:span text:style-name="T119">T</text:span></text:span><text:span text:style-name="Source_20_Text"><text:span text:style-name="T120">itle</text:span></text:span><text:span text:style-name="Source_20_Text"><text:span text:style-name="T116">c</text:span></text:span><text:span text:style-name="Source_20_Text"><text:span text:style-name="T15">as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1"><text:span text:style-name="Source_20_Text"><text:span text:style-name="T121">strTruncate(st</text:span></text:span><text:span text:style-name="Source_20_Text"><text:span text:style-name="T111">ring</text:span></text:span><text:span text:style-name="Source_20_Text"><text:span text:style-name="T121">);</text:span></text:span></text:p>
            <text:p text:style-name="P31"><text:span text:style-name="Source_20_Text"><text:span text:style-name="T121"/></text:span></text:p>
            <text:p text:style-name="P31"><text:span text:style-name="Source_20_Text"><text:span text:style-name="T15">strUpFirst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5">);</text:span></text:span></text:p>
          </table:table-cell>
          <table:table-cell table:style-name="Table5.B2" table:number-rows-spanned="4" office:value-type="string">
            <text:p text:style-name="P33"><text:span text:style-name="Source_20_Text"><text:span text:style-name="T111"/></text:span></text:p>
            <text:p text:style-name="P33"><text:span text:style-name="Source_20_Text"><text:span text:style-name="T111">a</text:span></text:span><text:span text:style-name="Source_20_Text"><text:span text:style-name="T15">ssert</text:span></text:span><text:span text:style-name="Source_20_Text"><text:span text:style-name="T111">(condition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True(condition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5"><text:span text:style-name="Source_20_Text"><text:span text:style-name="T111"/></text:span></text:p>
            <text:p text:style-name="P34"><text:span text:style-name="Source_20_Text"><text:span text:style-name="T111">assertFalse(condition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5"><text:span text:style-name="Source_20_Text"><text:span text:style-name="T111"/></text:span></text:p>
            <text:p text:style-name="P36"><text:span text:style-name="Source_20_Text"><text:span text:style-name="T123">assertThrows</text:span></text:span><text:span text:style-name="Source_20_Text"><text:span text:style-name="T124">(callback[,message</text:span></text:span><text:span text:style-name="Source_20_Text"><text:span text:style-name="T122">|error</text:span></text:span><text:span text:style-name="Source_20_Text"><text:span text:style-name="T124">]);</text:span></text:span></text:p>
            <text:p text:style-name="P37"><text:span text:style-name="Source_20_Text"><text:span text:style-name="T124"/></text:span></text:p>
            <text:p text:style-name="P38"><text:span text:style-name="Source_20_Text"><text:span text:style-name="T125">assertFail(m</text:span></text:span><text:span text:style-name="Source_20_Text"><text:span text:style-name="T126">essage</text:span></text:span><text:span text:style-name="Source_20_Text"><text:span text:style-name="T127">|</text:span></text:span><text:span text:style-name="Source_20_Text"><text:span text:style-name="T128">error</text:span></text:span><text:span text:style-name="Source_20_Text"><text:span text:style-name="T125">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Equal(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Equal</text:span></text:span><text:span text:style-name="Source_20_Text"><text:span text:style-name="T129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Strict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Strict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Deep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Deep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DeepStrict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DeepStrictEqual</text:span></text:span><text:span text:style-name="Source_20_Text"><text:span text:style-name="T130">(</text:span></text:span><text:span text:style-name="Source_20_Text"><text:span text:style-name="T111">value1,value2[,</text:span></text:span><text:span text:style-name="Source_20_Text"><text:span text:style-name="T122">message|error</text:span></text:span><text:span text:style-name="Source_20_Text"><text:span text:style-name="T111">]);</text:span></text:span></text:p>
            <text:p text:style-name="P40"/>
            <text:p text:style-name="P41"><text:span text:style-name="Source_20_Text"><text:span text:style-name="T123">assertIs(value,</text:span></text:span><text:span text:style-name="Source_20_Text"><text:span text:style-name="T131">exptectedType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41"><text:span text:style-name="Source_20_Text"><text:span text:style-name="T123">assertIsNot(value,</text:span></text:span><text:span text:style-name="Source_20_Text"><text:span text:style-name="T131">exptectedType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39"><text:span text:style-name="Source_20_Text"><text:span text:style-name="T123"/></text:span></text:p>
            <text:p text:style-name="P34"><text:span text:style-name="Source_20_Text"><text:span text:style-name="T123">assertIsNil(value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34"><text:span text:style-name="Source_20_Text"><text:span text:style-name="T123">assertIsNotNil(value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40"><text:span text:style-name="Source_20_Text"><text:span text:style-name="T123"/></text:span></text:p>
            <text:p text:style-name="P34"><text:span text:style-name="Source_20_Text"><text:span text:style-name="T123">assertMatch(s</text:span></text:span><text:span text:style-name="Source_20_Text"><text:span text:style-name="T132">tring</text:span></text:span><text:span text:style-name="Source_20_Text"><text:span text:style-name="T123">,r</text:span></text:span><text:span text:style-name="Source_20_Text"><text:span text:style-name="T132">egexp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34"><text:span text:style-name="Source_20_Text"><text:span text:style-name="T132">assertD</text:span></text:span><text:span text:style-name="Source_20_Text"><text:span text:style-name="T123">oesNotMatch(s</text:span></text:span><text:span text:style-name="Source_20_Text"><text:span text:style-name="T132">tring</text:span></text:span><text:span text:style-name="Source_20_Text"><text:span text:style-name="T123">,r</text:span></text:span><text:span text:style-name="Source_20_Text"><text:span text:style-name="T132">egexp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33">minmax</text:span>(value,min,max);</text:p>
            <text:p text:style-name="P43"><text:span text:style-name="Source_20_Text"><text:span text:style-name="T15">inRange(value,min,max);</text:span></text:span></text:p>
            <text:p text:style-name="P43"><text:span text:style-name="Source_20_Text"><text:span text:style-name="T134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5">randomInt([max]);</text:span></text:span></text:p>
            <text:p text:style-name="P44"><text:span text:style-name="Source_20_Text"><text:span text:style-name="T15">randomInt(min,max);</text:span></text:span></text:p>
            <text:p text:style-name="P44"><text:span text:style-name="Source_20_Text"><text:span text:style-name="T15">randomFloat([max]);</text:span></text:span></text:p>
            <text:p text:style-name="P44"><text:span text:style-name="Source_20_Text"><text:span text:style-name="T15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5">isEven(value);</text:p>
            <text:p text:style-name="P45">isOdd(valu<text:span text:style-name="T135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36">i</text:span><text:span text:style-name="T137">s</text:span>BigUInt64(value);</text:p>
            <text:p text:style-name="P47"><text:span text:style-name="T137">is</text:span>Float<text:span text:style-name="T138">16</text:span>(value);</text:p>
            <text:p text:style-name="P44"><text:span text:style-name="Source_20_Text"><text:span text:style-name="T134">isFloat(v</text:span></text:span><text:span text:style-name="Source_20_Text"><text:span text:style-name="T32">a</text:span></text:span><text:span text:style-name="Source_20_Text"><text:span text:style-name="T33">lue</text:span></text:span><text:span text:style-name="Source_20_Text"><text:span text:style-name="T134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01">toInteger(valu</text:span></text:span><text:span text:style-name="Source_20_Text"><text:span text:style-name="T102">e</text:span></text:span><text:span text:style-name="Source_20_Text"><text:span text:style-name="T101">);</text:span></text:span></text:p>
            <text:p text:style-name="P48"><text:span text:style-name="Source_20_Text"><text:span text:style-name="T139">toIntegerOrInfinity(value);</text:span></text:span></text:p>
            <text:p text:style-name="P45"><text:span text:style-name="T140">t</text:span><text:span text:style-name="T141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2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2">toFloat</text:span><text:span text:style-name="T137">16</text:span><text:span text:style-name="T142">(value);</text:span></text:p>
            <text:p text:style-name="P46"><text:span text:style-name="Source_20_Text"><text:span text:style-name="T143">toFloat32(value);</text:span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0"><text:span text:style-name="Source_20_Text"><text:span text:style-name="T144">Collections </text:span></text:span><text:span text:style-name="Source_20_Text"><text:span text:style-name="T145">API</text:span></text:span></text:p>
          </table:table-cell>
          <table:covered-table-cell/>
          <table:table-cell table:style-name="Table4.C1" office:value-type="string">
            <text:p text:style-name="P51">Polyfills</text:p>
          </table:table-cell>
        </table:table-row>
        <table:table-row>
          <table:table-cell table:style-name="Table4.A2" office:value-type="string">
            <text:p text:style-name="P52"><text:span text:style-name="Source_20_Text"><text:span text:style-name="T146">arrayDeepClone(array);</text:span></text:span></text:p>
            <text:p text:style-name="P52"><text:span text:style-name="Source_20_Text"><text:span text:style-name="T146">arrayMerge(target,so</text:span></text:span><text:span text:style-name="Source_20_Text"><text:span text:style-name="T147">ur</text:span></text:span><text:span text:style-name="Source_20_Text"><text:span text:style-name="T148">c</text:span></text:span><text:span text:style-name="Source_20_Text"><text:span text:style-name="T146">e</text:span></text:span><text:span text:style-name="Source_20_Text"><text:span text:style-name="T147">1</text:span></text:span><text:span text:style-name="Source_20_Text"><text:span text:style-name="T146">[,</text:span></text:span><text:span text:style-name="Source_20_Text"><text:span text:style-name="T148">s</text:span></text:span><text:span text:style-name="Source_20_Text"><text:span text:style-name="T147">ou</text:span></text:span><text:span text:style-name="Source_20_Text"><text:span text:style-name="T148">r</text:span></text:span><text:span text:style-name="Source_20_Text"><text:span text:style-name="T147">ce</text:span></text:span><text:span text:style-name="Source_20_Text"><text:span text:style-name="T146">N]);</text:span></text:span></text:p>
            <text:p text:style-name="P53"><text:span text:style-name="Source_20_Text"><text:span text:style-name="T149">arrayAdd</text:span></text:span><text:span text:style-name="Source_20_Text"><text:span text:style-name="T146">(array,value);</text:span></text:span></text:p>
            <text:p text:style-name="P53"><text:span text:style-name="Source_20_Text"><text:span text:style-name="T146">arrayClear(array); </text:span></text:span></text:p>
            <text:p text:style-name="P53"><text:span text:style-name="Source_20_Text"><text:span text:style-name="T150">arrayRemove(array,value[,all </text:span></text:span><text:span text:style-name="Source_20_Text"><text:span text:style-name="T151">= false</text:span></text:span><text:span text:style-name="Source_20_Text"><text:span text:style-name="T150">]);</text:span></text:span></text:p>
            <text:p text:style-name="P54"><text:span text:style-name="Source_20_Text"><text:span text:style-name="T150">arrayRemove</text:span></text:span><text:span text:style-name="Source_20_Text"><text:span text:style-name="T152">By</text:span></text:span><text:span text:style-name="Source_20_Text"><text:span text:style-name="T150">(array,c</text:span></text:span><text:span text:style-name="Source_20_Text"><text:span text:style-name="T152">allback</text:span></text:span><text:span text:style-name="Source_20_Text"><text:span text:style-name="T150">[,all</text:span></text:span><text:span text:style-name="Source_20_Text"><text:span text:style-name="T151">=false</text:span></text:span><text:span text:style-name="Source_20_Text"><text:span text:style-name="T150">]);</text:span></text:span></text:p>
            <text:p text:style-name="P55"><text:span text:style-name="Source_20_Text"><text:span text:style-name="T153"/></text:span></text:p>
            <text:p text:style-name="P55"><text:span text:style-name="Source_20_Text"><text:span text:style-name="T153">arrayRange([start=0[,end = </text:span></text:span><text:span text:style-name="Source_20_Text"><text:span text:style-name="T154">99</text:span></text:span><text:span text:style-name="Source_20_Text"><text:span text:style-name="T153">[,step = 1]]]);</text:span></text:span></text:p>
            <text:p text:style-name="P56"><text:span text:style-name="Source_20_Text"><text:span text:style-name="T155">iterRange([start=0[,step=1[,end=Infinity]]]);</text:span></text:span></text:p>
            <text:p text:style-name="P56"><text:span text:style-name="Source_20_Text"><text:span text:style-name="T155"/></text:span></text:p>
            <text:p text:style-name="P57"><text:span text:style-name="Source_20_Text"><text:span text:style-name="T8">arrayCycle(i</text:span></text:span><text:span text:style-name="Source_20_Text"><text:span text:style-name="T156">terator</text:span></text:span><text:span text:style-name="Source_20_Text"><text:span text:style-name="T8">[,n </text:span></text:span><text:span text:style-name="Source_20_Text"><text:span text:style-name="T157">= 100</text:span></text:span><text:span text:style-name="Source_20_Text"><text:span text:style-name="T8">]);</text:span></text:span></text:p>
            <text:p text:style-name="P56"><text:span text:style-name="Source_20_Text"><text:span text:style-name="T155">iterCycle(iter</text:span></text:span><text:span text:style-name="Source_20_Text"><text:span text:style-name="T158">ator</text:span></text:span><text:span text:style-name="Source_20_Text"><text:span text:style-name="T155">[,n </text:span></text:span><text:span text:style-name="Source_20_Text"><text:span text:style-name="T159">= Infinity</text:span></text:span><text:span text:style-name="Source_20_Text"><text:span text:style-name="T155">]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arrayRepeat(value[,n </text:span></text:span><text:span text:style-name="Source_20_Text"><text:span text:style-name="T160">= 100</text:span></text:span><text:span text:style-name="Source_20_Text"><text:span text:style-name="T8">]);</text:span></text:span></text:p>
            <text:p text:style-name="P56"><text:span text:style-name="Source_20_Text"><text:span text:style-name="T8">iterRepeat(value[,n </text:span></text:span><text:span text:style-name="Source_20_Text"><text:span text:style-name="T159">= Infinity</text:span></text:span><text:span text:style-name="Source_20_Text"><text:span text:style-name="T8">]);</text:span></text:span></text:p>
            <text:p text:style-name="P59"><text:span text:style-name="Source_20_Text"><text:span text:style-name="T161"/></text:span></text:p>
            <text:p text:style-name="P59"><text:span text:style-name="Source_20_Text"><text:span text:style-name="T161">unique(iterator[,resolver]);</text:span></text:span></text:p>
            <text:p text:style-name="P59"><text:span text:style-name="Source_20_Text"><text:span text:style-name="T155">slice(i</text:span></text:span><text:span text:style-name="Source_20_Text"><text:span text:style-name="T156">terator</text:span></text:span><text:span text:style-name="Source_20_Text"><text:span text:style-name="T155">[,begin=0[,end = Infinity]]);</text:span></text:span></text:p>
            <text:p text:style-name="P57"><text:span text:style-name="Source_20_Text"><text:span text:style-name="T155">withOut(i</text:span></text:span><text:span text:style-name="Source_20_Text"><text:span text:style-name="T156">terator</text:span></text:span><text:span text:style-name="Source_20_Text"><text:span text:style-name="T155">,filter</text:span></text:span><text:span text:style-name="Source_20_Text"><text:span text:style-name="T156">Iterator</text:span></text:span><text:span text:style-name="Source_20_Text"><text:span text:style-name="T155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reduce(i</text:span></text:span><text:span text:style-name="Source_20_Text"><text:span text:style-name="T156">terator</text:span></text:span><text:span text:style-name="Source_20_Text"><text:span text:style-name="T8">,callback[,initialvalue]);</text:span></text:span></text:p>
            <text:p text:style-name="P60"><text:span text:style-name="Source_20_Text"><text:span text:style-name="T162">count</text:span></text:span><text:span text:style-name="Source_20_Text"><text:span text:style-name="T8">(i</text:span></text:span><text:span text:style-name="Source_20_Text"><text:span text:style-name="T156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take(i</text:span></text:span><text:span text:style-name="Source_20_Text"><text:span text:style-name="T156">terator</text:span></text:span><text:span text:style-name="Source_20_Text"><text:span text:style-name="T8">[,n </text:span></text:span><text:span text:style-name="Source_20_Text"><text:span text:style-name="T163">= 1</text:span></text:span><text:span text:style-name="Source_20_Text"><text:span text:style-name="T8">]);</text:span></text:span></text:p>
            <text:p text:style-name="P60"><text:span text:style-name="Source_20_Text"><text:span text:style-name="T8">takeWhile(i</text:span></text:span><text:span text:style-name="Source_20_Text"><text:span text:style-name="T156">terator</text:span></text:span><text:span text:style-name="Source_20_Text"><text:span text:style-name="T8">,callback);</text:span></text:span></text:p>
            <text:p text:style-name="P60"><text:span text:style-name="Source_20_Text"><text:span text:style-name="T8">takeRight(i</text:span></text:span><text:span text:style-name="Source_20_Text"><text:span text:style-name="T156">terator</text:span></text:span><text:span text:style-name="Source_20_Text"><text:span text:style-name="T8">[,n </text:span></text:span><text:span text:style-name="Source_20_Text"><text:span text:style-name="T163">= 1</text:span></text:span><text:span text:style-name="Source_20_Text"><text:span text:style-name="T8">]);</text:span></text:span></text:p>
            <text:p text:style-name="P60"><text:span text:style-name="Source_20_Text"><text:span text:style-name="T8">takeRightWhile(i</text:span></text:span><text:span text:style-name="Source_20_Text"><text:span text:style-name="T156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drop(i</text:span></text:span><text:span text:style-name="Source_20_Text"><text:span text:style-name="T156">terator</text:span></text:span><text:span text:style-name="Source_20_Text"><text:span text:style-name="T8">[,n </text:span></text:span><text:span text:style-name="Source_20_Text"><text:span text:style-name="T163">= 1</text:span></text:span><text:span text:style-name="Source_20_Text"><text:span text:style-name="T8">]);</text:span></text:span><text:span text:style-name="Source_20_Text"><text:span text:style-name="T164"> </text:span></text:span></text:p>
            <text:p text:style-name="P60"><text:span text:style-name="Source_20_Text"><text:span text:style-name="T8">dropWhile(i</text:span></text:span><text:span text:style-name="Source_20_Text"><text:span text:style-name="T156">terator</text:span></text:span><text:span text:style-name="Source_20_Text"><text:span text:style-name="T8">,callback);</text:span></text:span></text:p>
            <text:p text:style-name="P60"><text:span text:style-name="Source_20_Text"><text:span text:style-name="T8">dropRight(i</text:span></text:span><text:span text:style-name="Source_20_Text"><text:span text:style-name="T156">terator</text:span></text:span><text:span text:style-name="Source_20_Text"><text:span text:style-name="T8">[,n </text:span></text:span><text:span text:style-name="Source_20_Text"><text:span text:style-name="T163">= 1</text:span></text:span><text:span text:style-name="Source_20_Text"><text:span text:style-name="T8">]);</text:span></text:span></text:p>
            <text:p text:style-name="P60"><text:span text:style-name="Source_20_Text"><text:span text:style-name="T8">dropRightWhile(i</text:span></text:span><text:span text:style-name="Source_20_Text"><text:span text:style-name="T156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1"><text:span text:style-name="Source_20_Text"><text:span text:style-name="T8">isSuperset(superCollection,subCollection);</text:span></text:span></text:p>
            <text:p text:style-name="P60"><text:span text:style-name="Source_20_Text"><text:span text:style-name="T8">setDifference(</text:span></text:span><text:span text:style-name="Source_20_Text"><text:span text:style-name="T165">set1,set2</text:span></text:span><text:span text:style-name="Source_20_Text"><text:span text:style-name="T8">);</text:span></text:span></text:p>
            <text:p text:style-name="P61"><text:span text:style-name="Source_20_Text"><text:span text:style-name="T8">setIntersection(</text:span></text:span><text:span text:style-name="Source_20_Text"><text:span text:style-name="T165">set1,set2</text:span></text:span><text:span text:style-name="Source_20_Text"><text:span text:style-name="T8">);</text:span></text:span></text:p>
            <text:p text:style-name="P61"><text:span text:style-name="Source_20_Text"><text:span text:style-name="T8">setSymmetricDifference(</text:span></text:span><text:span text:style-name="Source_20_Text"><text:span text:style-name="T165">set1,set2</text:span></text:span><text:span text:style-name="Source_20_Text"><text:span text:style-name="T8">);</text:span></text:span></text:p>
            <text:p text:style-name="P61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7"><text:span text:style-name="Source_20_Text"><text:span text:style-name="T166">forEach</text:span></text:span><text:span text:style-name="Source_20_Text"><text:span text:style-name="T155">(i</text:span></text:span><text:span text:style-name="Source_20_Text"><text:span text:style-name="T156">terator</text:span></text:span><text:span text:style-name="Source_20_Text"><text:span text:style-name="T155">,callback);</text:span></text:span></text:p>
            <text:p text:style-name="P62"><text:span text:style-name="Source_20_Text"><text:span text:style-name="T167">map(i</text:span></text:span><text:span text:style-name="Source_20_Text"><text:span text:style-name="T168">terator</text:span></text:span><text:span text:style-name="Source_20_Text"><text:span text:style-name="T167">,callback);</text:span></text:span></text:p>
            <text:p text:style-name="P60"><text:span text:style-name="Source_20_Text"><text:span text:style-name="T155">enumerate(i</text:span></text:span><text:span text:style-name="Source_20_Text"><text:span text:style-name="T156">terator</text:span></text:span><text:span text:style-name="Source_20_Text"><text:span text:style-name="T155">[,offset = 0]);</text:span></text:span></text:p>
            <text:p text:style-name="P60"><text:span text:style-name="Source_20_Text"><text:span text:style-name="T8">size(i</text:span></text:span><text:span text:style-name="Source_20_Text"><text:span text:style-name="T156">terator</text:span></text:span><text:span text:style-name="Source_20_Text"><text:span text:style-name="T8">);</text:span></text:span></text:p>
            <text:p text:style-name="P63"><text:span text:style-name="Source_20_Text"><text:span text:style-name="T169"/></text:span></text:p>
            <text:p text:style-name="P60"><text:span text:style-name="Source_20_Text"><text:span text:style-name="T8">every(i</text:span></text:span><text:span text:style-name="Source_20_Text"><text:span text:style-name="T156">terator</text:span></text:span><text:span text:style-name="Source_20_Text"><text:span text:style-name="T8">,c</text:span></text:span><text:span text:style-name="Source_20_Text"><text:span text:style-name="T170">allback</text:span></text:span><text:span text:style-name="Source_20_Text"><text:span text:style-name="T8">);</text:span></text:span></text:p>
            <text:p text:style-name="P60"><text:span text:style-name="Source_20_Text"><text:span text:style-name="T8">some(i</text:span></text:span><text:span text:style-name="Source_20_Text"><text:span text:style-name="T156">terator</text:span></text:span><text:span text:style-name="Source_20_Text"><text:span text:style-name="T8">,c</text:span></text:span><text:span text:style-name="Source_20_Text"><text:span text:style-name="T170">allback</text:span></text:span><text:span text:style-name="Source_20_Text"><text:span text:style-name="T8">);</text:span></text:span><text:span text:style-name="Source_20_Text"><text:span text:style-name="T171"> </text:span></text:span></text:p>
            <text:p text:style-name="P60"><text:span text:style-name="Source_20_Text"><text:span text:style-name="T155">none(i</text:span></text:span><text:span text:style-name="Source_20_Text"><text:span text:style-name="T156">terator</text:span></text:span><text:span text:style-name="Source_20_Text"><text:span text:style-name="T155">,c</text:span></text:span><text:span text:style-name="Source_20_Text"><text:span text:style-name="T170">allback</text:span></text:span><text:span text:style-name="Source_20_Text"><text:span text:style-name="T155">);</text:span></text:span></text:p>
            <text:p text:style-name="P60"><text:span text:style-name="Source_20_Text"><text:span text:style-name="T155"/></text:span></text:p>
            <text:p text:style-name="P60"><text:span text:style-name="Source_20_Text"><text:span text:style-name="T8">includes(</text:span></text:span><text:span text:style-name="Source_20_Text"><text:span text:style-name="T172">collection</text:span></text:span><text:span text:style-name="Source_20_Text"><text:span text:style-name="T8">,</text:span></text:span><text:span text:style-name="Source_20_Text"><text:span text:style-name="T173">value</text:span></text:span><text:span text:style-name="Source_20_Text"><text:span text:style-name="T172">[,comparator]</text:span></text:span><text:span text:style-name="Source_20_Text"><text:span text:style-name="T8">);</text:span></text:span></text:p>
            <text:p text:style-name="P60"><text:span text:style-name="Source_20_Text"><text:span text:style-name="T8">find(i</text:span></text:span><text:span text:style-name="Source_20_Text"><text:span text:style-name="T156">terator</text:span></text:span><text:span text:style-name="Source_20_Text"><text:span text:style-name="T8">,c</text:span></text:span><text:span text:style-name="Source_20_Text"><text:span text:style-name="T170">allback</text:span></text:span><text:span text:style-name="Source_20_Text"><text:span text:style-name="T8">);</text:span></text:span></text:p>
            <text:p text:style-name="P60"><text:span text:style-name="Source_20_Text"><text:span text:style-name="T8">findLast(i</text:span></text:span><text:span text:style-name="Source_20_Text"><text:span text:style-name="T156">terator</text:span></text:span><text:span text:style-name="Source_20_Text"><text:span text:style-name="T8">,callback);</text:span></text:span></text:p>
            <text:p text:style-name="P60"><text:span text:style-name="Source_20_Text"><text:span text:style-name="T8">filter(i</text:span></text:span><text:span text:style-name="Source_20_Text"><text:span text:style-name="T156">terator</text:span></text:span><text:span text:style-name="Source_20_Text"><text:span text:style-name="T8">,c</text:span></text:span><text:span text:style-name="Source_20_Text"><text:span text:style-name="T170">allback</text:span></text:span><text:span text:style-name="Source_20_Text"><text:span text:style-name="T8">);</text:span></text:span></text:p>
            <text:p text:style-name="P60"><text:span text:style-name="Source_20_Text"><text:span text:style-name="T174">reject(i</text:span></text:span><text:span text:style-name="Source_20_Text"><text:span text:style-name="T156">terator</text:span></text:span><text:span text:style-name="Source_20_Text"><text:span text:style-name="T174">,c</text:span></text:span><text:span text:style-name="Source_20_Text"><text:span text:style-name="T170">allback</text:span></text:span><text:span text:style-name="Source_20_Text"><text:span text:style-name="T174">);</text:span></text:span></text:p>
            <text:p text:style-name="P57"><text:span text:style-name="Source_20_Text"><text:span text:style-name="T175">p</text:span></text:span><text:span text:style-name="Source_20_Text"><text:span text:style-name="T176">artition(i</text:span></text:span><text:span text:style-name="Source_20_Text"><text:span text:style-name="T177">terator</text:span></text:span><text:span text:style-name="Source_20_Text"><text:span text:style-name="T176">,c</text:span></text:span><text:span text:style-name="Source_20_Text"><text:span text:style-name="T178">a</text:span></text:span><text:span text:style-name="Source_20_Text"><text:span text:style-name="T179">llb</text:span></text:span><text:span text:style-name="Source_20_Text"><text:span text:style-name="T178">a</text:span></text:span><text:span text:style-name="Source_20_Text"><text:span text:style-name="T179">ck</text:span></text:span><text:span text:style-name="Source_20_Text"><text:span text:style-name="T176">);</text:span></text:span></text:p>
            <text:p text:style-name="P64"><text:span text:style-name="Source_20_Text"><text:span text:style-name="T180"/></text:span></text:p>
            <text:p text:style-name="P57"><text:span text:style-name="Source_20_Text"><text:span text:style-name="T8">zip(i</text:span></text:span><text:span text:style-name="Source_20_Text"><text:span text:style-name="T156">terator1</text:span></text:span><text:span text:style-name="Source_20_Text"><text:span text:style-name="T8">[,</text:span></text:span><text:span text:style-name="Source_20_Text"><text:span text:style-name="T156">iteratorN</text:span></text:span><text:span text:style-name="Source_20_Text"><text:span text:style-name="T8">]);</text:span></text:span></text:p>
            <text:p text:style-name="P65"><text:span text:style-name="Source_20_Text"><text:span text:style-name="T181">unzip(i</text:span></text:span><text:span text:style-name="Source_20_Text"><text:span text:style-name="T177">terator</text:span></text:span><text:span text:style-name="Source_20_Text"><text:span text:style-name="T181">);</text:span></text:span></text:p>
            <text:p text:style-name="P65"><text:span text:style-name="Source_20_Text"><text:span text:style-name="T181">zipObj(i</text:span></text:span><text:span text:style-name="Source_20_Text"><text:span text:style-name="T177">terator1</text:span></text:span><text:span text:style-name="Source_20_Text"><text:span text:style-name="T181">,i</text:span></text:span><text:span text:style-name="Source_20_Text"><text:span text:style-name="T177">terator1</text:span></text:span><text:span text:style-name="Source_20_Text"><text:span text:style-name="T181">);</text:span></text:span></text:p>
            <text:p text:style-name="P60"><text:span text:style-name="Source_20_Text"><text:span text:style-name="T180">shuffle(i</text:span></text:span><text:span text:style-name="Source_20_Text"><text:span text:style-name="T156">terator</text:span></text:span><text:span text:style-name="Source_20_Text"><text:span text:style-name="T180">);</text:span></text:span></text:p>
            <text:p text:style-name="P60"><text:span text:style-name="Source_20_Text"><text:span text:style-name="T180"/></text:span></text:p>
            <text:p text:style-name="P66"><text:span text:style-name="Source_20_Text"><text:span text:style-name="T8">min(v</text:span></text:span><text:span text:style-name="Source_20_Text"><text:span text:style-name="T182">alue1[,valueN]</text:span></text:span><text:span text:style-name="Source_20_Text"><text:span text:style-name="T8">);</text:span></text:span></text:p>
            <text:p text:style-name="P67"><text:span text:style-name="Source_20_Text"><text:span text:style-name="T183">max(v</text:span></text:span><text:span text:style-name="Source_20_Text"><text:span text:style-name="T184">alue1[,valueN]</text:span></text:span><text:span text:style-name="Source_20_Text"><text:span text:style-name="T183">);</text:span></text:span></text:p>
            <text:p text:style-name="P60"><text:span text:style-name="Source_20_Text"><text:span text:style-name="T185">sort(i</text:span></text:span><text:span text:style-name="Source_20_Text"><text:span text:style-name="T156">terator</text:span></text:span><text:span text:style-name="Source_20_Text"><text:span text:style-name="T186">[</text:span></text:span><text:span text:style-name="Source_20_Text"><text:span text:style-name="T185">,number</text:span></text:span><text:span text:style-name="Source_20_Text"><text:span text:style-name="T187">s = false</text:span></text:span><text:span text:style-name="Source_20_Text"><text:span text:style-name="T186">]</text:span></text:span><text:span text:style-name="Source_20_Text"><text:span text:style-name="T185">);</text:span></text:span></text:p>
            <text:p text:style-name="P60"><text:span text:style-name="Source_20_Text"><text:span text:style-name="T180">reverse(i</text:span></text:span><text:span text:style-name="Source_20_Text"><text:span text:style-name="T156">terator</text:span></text:span><text:span text:style-name="Source_20_Text"><text:span text:style-name="T180">);</text:span></text:span></text:p>
            <text:p text:style-name="P66"><text:span text:style-name="Source_20_Text"><text:span text:style-name="T8"/></text:span></text:p>
            <text:p text:style-name="P57"><text:span text:style-name="Source_20_Text"><text:span text:style-name="T8">item(i</text:span></text:span><text:span text:style-name="Source_20_Text"><text:span text:style-name="T156">terator</text:span></text:span><text:span text:style-name="Source_20_Text"><text:span text:style-name="T8">,index);</text:span></text:span></text:p>
            <text:p text:style-name="P57"><text:span text:style-name="Source_20_Text"><text:span text:style-name="T188">nth(i</text:span></text:span><text:span text:style-name="Source_20_Text"><text:span text:style-name="T156">terator</text:span></text:span><text:span text:style-name="Source_20_Text"><text:span text:style-name="T188">,index);</text:span></text:span></text:p>
            <text:p text:style-name="P60"><text:span text:style-name="Source_20_Text"><text:span text:style-name="T8">first(i</text:span></text:span><text:span text:style-name="Source_20_Text"><text:span text:style-name="T156">terator</text:span></text:span><text:span text:style-name="Source_20_Text"><text:span text:style-name="T8">);</text:span></text:span></text:p>
            <text:p text:style-name="P60"><text:span text:style-name="Source_20_Text"><text:span text:style-name="T189">head(i</text:span></text:span><text:span text:style-name="Source_20_Text"><text:span text:style-name="T177">terator</text:span></text:span><text:span text:style-name="Source_20_Text"><text:span text:style-name="T189">);</text:span></text:span></text:p>
            <text:p text:style-name="P68"><text:span text:style-name="Source_20_Text"><text:span text:style-name="T146">last(i</text:span></text:span><text:span text:style-name="Source_20_Text"><text:span text:style-name="T168">terator</text:span></text:span><text:span text:style-name="Source_20_Text"><text:span text:style-name="T146">);</text:span></text:span></text:p>
            <text:p text:style-name="P69">initial(i<text:span text:style-name="Source_20_Text"><text:span text:style-name="T190">terator</text:span></text:span>);</text:p>
            <text:p text:style-name="P60"><text:span text:style-name="Source_20_Text"><text:span text:style-name="T8">tail(i</text:span></text:span><text:span text:style-name="Source_20_Text"><text:span text:style-name="T156">terator</text:span></text:span><text:span text:style-name="Source_20_Text"><text:span text:style-name="T8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191">flat(i</text:span></text:span><text:span text:style-name="Source_20_Text"><text:span text:style-name="T156">terator</text:span></text:span><text:span text:style-name="Source_20_Text"><text:span text:style-name="T191">);</text:span></text:span></text:p>
            <text:p text:style-name="P60"><text:span text:style-name="Source_20_Text"><text:span text:style-name="T8">concat(i</text:span></text:span><text:span text:style-name="Source_20_Text"><text:span text:style-name="T156">terator1</text:span></text:span><text:span text:style-name="Source_20_Text"><text:span text:style-name="T8">[,</text:span></text:span><text:span text:style-name="Source_20_Text"><text:span text:style-name="T156">iteratorN</text:span></text:span><text:span text:style-name="Source_20_Text"><text:span text:style-name="T8">]);</text:span></text:span></text:p>
            <text:p text:style-name="P60"><text:span text:style-name="Source_20_Text"><text:span text:style-name="T155">join(i</text:span></text:span><text:span text:style-name="Source_20_Text"><text:span text:style-name="T156">terator</text:span></text:span><text:span text:style-name="Source_20_Text"><text:span text:style-name="T155">[,separator </text:span></text:span><text:span text:style-name="Source_20_Text"><text:span text:style-name="T192">= ","</text:span></text:span><text:span text:style-name="Source_20_Text"><text:span text:style-name="T155">]);</text:span></text:span></text:p>
          </table:table-cell>
          <table:table-cell table:style-name="Table4.C2" office:value-type="string">
            <text:p text:style-name="P70"><text:span text:style-name="Source_20_Text"><text:span text:style-name="T8"/></text:span></text:p>
            <text:p text:style-name="P7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6">Array.fromAsync(); </text:span></text:span></text:a></text:p>
            <text:p text:style-name="P71"><text:span text:style-name="Source_20_Text"><text:span text:style-name="T146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3">Array.prototype.toRevers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6">Array.prototype.toSort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6">Array.prototype.toSplic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6">Array.prototype.with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API/Crypto/randomUUID" text:style-name="Internet_20_link" text:visited-style-name="Visited_20_Internet_20_Link"><text:span text:style-name="Source_20_Text"><text:span text:style-name="T146">crypto.randomUUID();</text:span></text:span></text:a></text:p>
            <text:p text:style-name="P72"><text:span text:style-name="Source_20_Text"><text:span text:style-name="T8"/></text:span></text:p>
            <text:p text:style-name="P7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4">Error.isError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6">globalThis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6">Map.groupBy();</text:span></text:span></text:a></text:p>
            <text:p text:style-name="P74"><text:span text:style-name="Source_20_Text"><text:span text:style-name="T8"/></text:span></text:p>
            <text:p text:style-name="P7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6">Math.sumPrecise();</text:span></text:span></text:a></text:p>
            <text:p text:style-name="P74"><text:span text:style-name="Source_20_Text"><text:span text:style-name="T8"/></text:span></text:p>
            <text:p text:style-name="P7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5">Object.groupBy();</text:span></text:span></text:a></text:p>
            <text:p text:style-name="P72"><text:span text:style-name="Source_20_Text"><text:span text:style-name="T196"/></text:span></text:p>
            <text:p text:style-name="P7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6">Object</text:span></text:span><text:span text:style-name="Source_20_Text"><text:span text:style-name="T197">.</text:span></text:span><text:span text:style-name="Source_20_Text"><text:span text:style-name="T198">hasOwn();</text:span></text:span></text:a></text:p>
            <text:p text:style-name="P72"><text:span text:style-name="Source_20_Text"><text:span text:style-name="T8"/></text:span></text:p>
            <text:p text:style-name="P7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99">TypedArray.prototype.toReversed();</text:span></text:span></text:a><text:span text:style-name="T146"/></text:p>
            <text:p text:style-name="P75"><text:span text:style-name="Source_20_Text"><text:span text:style-name="T169"/></text:span></text:p>
            <text:p text:style-name="P7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99">TypedArray.prototype.toSorted();</text:span></text:span></text:a></text:p>
            <text:p text:style-name="P75"><text:span text:style-name="Source_20_Text"><text:span text:style-name="T169"/></text:span></text:p>
            <text:p text:style-name="P7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99">TypedArray.prototype.with();</text:span></text:span></text:a></text:p>
            <text:p text:style-name="P75"><text:span text:style-name="Source_20_Text"><text:span text:style-name="T169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0">globalThis.AsyncFunction();</text:span></text:span></text:a></text:p>
            <text:p text:style-name="P76"><text:span text:style-name="Source_20_Text"><text:span text:style-name="T200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1">global</text:span></text:span><text:span text:style-name="Source_20_Text"><text:span text:style-name="T202">this</text:span></text:span><text:span text:style-name="Source_20_Text"><text:span text:style-name="T200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0">globalThis.GeneratorFunction();</text:span></text:span></text:a></text:p>
            <text:p text:style-name="P75"><text:span text:style-name="Source_20_Text"><text:span text:style-name="T8"/>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0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1"><text:span text:style-name="Source_20_Text"><text:span text:style-name="T15"/></text:span></text:p>
            <text:p text:style-name="P81"><text:span text:style-name="Source_20_Text"><text:span text:style-name="T15">getText(url,success);</text:span></text:span></text:p>
            <text:p text:style-name="P81"><text:span text:style-name="Source_20_Text"><text:span text:style-name="T15"/></text:span></text:p>
            <text:p text:style-name="P81"><text:span text:style-name="Source_20_Text"><text:span text:style-name="T15">getJson(url,success);</text:span></text:span></text:p>
            <text:p text:style-name="P81"><text:span text:style-name="Source_20_Text"><text:span text:style-name="T134"/></text:span></text:p>
            <text:p text:style-name="P81"><text:span text:style-name="Source_20_Text"><text:span text:style-name="T134">ajax(Options obje</text:span></text:span><text:span text:style-name="Source_20_Text"><text:span text:style-name="T203">ct</text:span></text:span><text:span text:style-name="Source_20_Text"><text:span text:style-name="T134">);</text:span></text:span></text:p>
            <text:p text:style-name="P81"><text:span text:style-name="Source_20_Text"><text:span text:style-name="T134"/></text:span></text:p>
          </table:table-cell>
          <table:table-cell table:style-name="Table2.B2" office:value-type="string">
            <text:p text:style-name="P81"><text:span text:style-name="Source_20_Text"><text:span text:style-name="T204"/></text:span></text:p>
            <text:p text:style-name="P81"><text:span text:style-name="Source_20_Text"><text:span text:style-name="T204">Options object properties (* = default value):</text:span></text:span><text:span text:style-name="Source_20_Text"><text:span text:style-name="T101"> </text:span></text:span></text:p>
            <text:p text:style-name="P81"><text:span text:style-name="Source_20_Text"><text:span text:style-name="T101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2"><text:span text:style-name="Source_20_Text"><text:span text:style-name="T205">Property</text:span></text:span></text:p>
                </table:table-cell>
                <table:table-cell table:style-name="Table6.B1" office:value-type="string">
                  <text:p text:style-name="P83"><text:span text:style-name="T206">V</text:span>alue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url</text:span></text:span></text:p>
                </table:table-cell>
                <table:table-cell table:style-name="Table6.B2" office:value-type="string">
                  <text:p text:style-name="P82"><text:span text:style-name="Source_20_Text"><text:span text:style-name="T207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data</text:span></text:span></text:p>
                </table:table-cell>
                <table:table-cell table:style-name="Table6.B3" office:value-type="string">
                  <text:p text:style-name="P82"><text:span text:style-name="Source_20_Text"><text:span text:style-name="T207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queryType</text:span></text:span></text:p>
                </table:table-cell>
                <table:table-cell table:style-name="Table6.B4" office:value-type="string">
                  <text:p text:style-name="P82"><text:span text:style-name="Source_20_Text"><text:span text:style-name="T208">*</text:span></text:span><text:span text:style-name="Source_20_Text"><text:span text:style-name="T207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type</text:span></text:span></text:p>
                </table:table-cell>
                <table:table-cell table:style-name="Table6.B5" office:value-type="string">
                  <text:p text:style-name="P82"><text:span text:style-name="Source_20_Text"><text:span text:style-name="T208">*</text:span></text:span><text:span text:style-name="Source_20_Text"><text:span text:style-name="T207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success</text:span></text:span></text:p>
                </table:table-cell>
                <table:table-cell table:style-name="Table6.B6" office:value-type="string">
                  <text:p text:style-name="P82"><text:span text:style-name="Source_20_Text"><text:span text:style-name="T207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error</text:span></text:span></text:p>
                </table:table-cell>
                <table:table-cell table:style-name="Table6.B7" office:value-type="string">
                  <text:p text:style-name="P82"><text:span text:style-name="Source_20_Text"><text:span text:style-name="T207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format</text:span></text:span></text:p>
                </table:table-cell>
                <table:table-cell table:style-name="Table6.B8" office:value-type="string">
                  <text:p text:style-name="P82"><text:span text:style-name="Source_20_Text"><text:span text:style-name="T208">*</text:span></text:span><text:span text:style-name="Source_20_Text"><text:span text:style-name="T207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user</text:span></text:span></text:p>
                </table:table-cell>
                <table:table-cell table:style-name="Table6.B9" office:value-type="string">
                  <text:p text:style-name="P82"><text:span text:style-name="Source_20_Text"><text:span text:style-name="T207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1">password</text:span></text:span></text:p>
                </table:table-cell>
                <table:table-cell table:style-name="Table6.B10" office:value-type="string">
                  <text:p text:style-name="P82"><text:span text:style-name="Source_20_Text"><text:span text:style-name="T207">string</text:span></text:span></text:p>
                </table:table-cell>
              </table:table-row>
            </table:table>
            <text:p text:style-name="P81"><text:span text:style-name="Source_20_Text"><text:span text:style-name="T209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4"><text:span text:style-name="Source_20_Text"><text:span text:style-name="T210">Cookie </text:span></text:span><text:span text:style-name="Source_20_Text"><text:span text:style-name="T211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5"><text:span text:style-name="Source_20_Text"><text:span text:style-name="T15"/></text:span></text:p>
            <text:p text:style-name="P85"><text:span text:style-name="Source_20_Text"><text:span text:style-name="T15">getCookie([name]);</text:span></text:span></text:p>
            <text:p text:style-name="P85"><text:span text:style-name="Source_20_Text"><text:span text:style-name="T15"/></text:span></text:p>
            <text:p text:style-name="P85"><text:span text:style-name="Source_20_Text"><text:span text:style-name="T74">h</text:span></text:span><text:span text:style-name="Source_20_Text"><text:span text:style-name="T15">asCookie(name);</text:span></text:span></text:p>
            <text:p text:style-name="P86"><text:span text:style-name="Source_20_Text"><text:span text:style-name="T15"/></text:span></text:p>
            <text:p text:style-name="P87"><text:span text:style-name="Source_20_Text"><text:span text:style-name="T15">setCookie</text:span></text:span><text:span text:style-name="Source_20_Text"><text:span text:style-name="T212">(Options obje</text:span></text:span><text:span text:style-name="Source_20_Text"><text:span text:style-name="T203">ct: </text:span></text:span><text:span text:style-name="Source_20_Text"><text:span text:style-name="T213">properties are the same as the parameters</text:span></text:span><text:span text:style-name="Source_20_Text"><text:span text:style-name="T212">);</text:span></text:span></text:p>
            <text:p text:style-name="P86"><text:span text:style-name="Source_20_Text"><text:span text:style-name="T15">setCookie(name,value[,hours</text:span></text:span><text:span text:style-name="Source_20_Text"><text:span text:style-name="T212">=8760</text:span></text:span><text:span text:style-name="Source_20_Text"><text:span text:style-name="T15">[,path</text:span></text:span><text:span text:style-name="Source_20_Text"><text:span text:style-name="T212">="/"</text:span></text:span><text:span text:style-name="Source_20_Text"><text:span text:style-name="T15">[,domain[,secure[,SameSite</text:span></text:span><text:span text:style-name="Source_20_Text"><text:span text:style-name="T212">=</text:span></text:span><text:span text:style-name="Source_20_Text"><text:span text:style-name="T214">"Lax"</text:span></text:span><text:span text:style-name="Source_20_Text"><text:span text:style-name="T15">[,HttpOnly]]]]]]);</text:span></text:span></text:p>
            <text:p text:style-name="P88"><text:span text:style-name="Source_20_Text"><text:span text:style-name="T15"/></text:span></text:p>
            <text:p text:style-name="P89"><text:span text:style-name="Source_20_Text"><text:span text:style-name="T15">removeCookie</text:span></text:span><text:span text:style-name="Source_20_Text"><text:span text:style-name="T212">(Options obje</text:span></text:span><text:span text:style-name="Source_20_Text"><text:span text:style-name="T203">ct: </text:span></text:span><text:span text:style-name="Source_20_Text"><text:span text:style-name="T213">properties are the same as the parameters</text:span></text:span><text:span text:style-name="Source_20_Text"><text:span text:style-name="T212">);</text:span></text:span></text:p>
            <text:p text:style-name="P90"><text:span text:style-name="Source_20_Text"><text:span text:style-name="T15">removeCookie(name[,path</text:span></text:span><text:span text:style-name="Source_20_Text"><text:span text:style-name="T212">="/"</text:span></text:span><text:span text:style-name="Source_20_Text"><text:span text:style-name="T15">[,domain[,secure[,SameSite</text:span></text:span><text:span text:style-name="Source_20_Text"><text:span text:style-name="T212">=</text:span></text:span><text:span text:style-name="Source_20_Text"><text:span text:style-name="T214">"Lax"</text:span></text:span><text:span text:style-name="Source_20_Text"><text:span text:style-name="T15">[,HttpOnly]]]]]);</text:span></text:span></text:p>
            <text:p text:style-name="P90"><text:span text:style-name="Source_20_Text"><text:span text:style-name="T15"/></text:span></text:p>
            <text:p text:style-name="P85"><text:span text:style-name="Source_20_Text"><text:span text:style-name="T15">clearCookies</text:span></text:span><text:span text:style-name="Source_20_Text"><text:span text:style-name="T212">(Options obje</text:span></text:span><text:span text:style-name="Source_20_Text"><text:span text:style-name="T203">ct: </text:span></text:span><text:span text:style-name="Source_20_Text"><text:span text:style-name="T213">properties are the same as the parameters</text:span></text:span><text:span text:style-name="Source_20_Text"><text:span text:style-name="T212">);</text:span></text:span></text:p>
            <text:p text:style-name="P91"><text:span text:style-name="Source_20_Text"><text:span text:style-name="T15">clearCookies([path</text:span></text:span><text:span text:style-name="Source_20_Text"><text:span text:style-name="T212">="/"</text:span></text:span><text:span text:style-name="Source_20_Text"><text:span text:style-name="T15">[,domain[,</text:span></text:span><text:span text:style-name="Source_20_Text"><text:span text:style-name="T215">sec</text:span></text:span><text:span text:style-name="Source_20_Text"><text:span text:style-name="T15">[,SameSite</text:span></text:span><text:span text:style-name="Source_20_Text"><text:span text:style-name="T212">=</text:span></text:span><text:span text:style-name="Source_20_Text"><text:span text:style-name="T214">"Lax"</text:span></text:span><text:span text:style-name="Source_20_Text"><text:span text:style-name="T15">[,HttpOnly]]]]]);</text:span></text:span></text:p>
            <text:p text:style-name="P91"><text:span text:style-name="Source_20_Text"><text:span text:style-name="T15"/></text:span></text:p>
          </table:table-cell>
          <table:covered-table-cell/>
        </table:table-row>
      </table:table>
      <text:p text:style-name="P92"/>
      <text:p text:style-name="P92"/>
      <text:p text:style-name="P92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3"><text:span text:style-name="T216">Celestra for Node.js </text:span><text:span text:style-name="T217">and Deno</text:span><text:span text:style-name="T216">: </text:span><text:span text:style-name="T218">celestra.</text:span><text:span text:style-name="T219">node.</text:span><text:span text:style-name="T220">m</text:span><text:span text:style-name="T218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4">How to import</text:p>
          </table:table-cell>
          <table:table-cell table:style-name="Table7.B2" table:number-columns-spanned="2" office:value-type="string">
            <text:p text:style-name="P93">Removed functions in the celestra.node.<text:span text:style-name="T221">m</text:span>js</text:p>
          </table:table-cell>
          <table:covered-table-cell/>
        </table:table-row>
        <table:table-row>
          <table:table-cell table:style-name="Table7.A3" office:value-type="string">
            <text:p text:style-name="P95"/>
            <text:p text:style-name="P96">// import the defaultExport object</text:p>
            <text:p text:style-name="P97"/>
            <text:p text:style-name="P98">import defaultExport from "./celestra.<text:span text:style-name="T222">node</text:span>.<text:span text:style-name="T222">m</text:span>js";</text:p>
            <text:p text:style-name="P98">globalThis.celestra = defaultExport;</text:p>
            <text:p text:style-name="P98">globalThis.CEL = defaultExport;</text:p>
            <text:p text:style-name="P98"/>
            <text:p text:style-name="P98"/>
            <text:p text:style-name="P99">// import with default with name</text:p>
            <text:p text:style-name="P98"/>
            <text:p text:style-name="P100">import { default as celestra } from "./celestra.<text:span text:style-name="T222">node</text:span>.<text:span text:style-name="T222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all into a new celestra object</text:p>
            <text:p text:style-name="P98"/>
            <text:p text:style-name="P100">import * as celestra from "./celestra.<text:span text:style-name="T222">node</text:span>.<text:span text:style-name="T222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some functions</text:p>
            <text:p text:style-name="P98"/>
            <text:p text:style-name="P100">import { first, classof } from "./celestra.<text:span text:style-name="T222">node</text:span>.<text:span text:style-name="T222">m</text:span>js";</text:p>
            <text:p text:style-name="P98">globalThis.first = first;</text:p>
            <text:p text:style-name="P101">globalThis.classof = classof;<text:line-break/><text:line-break/><text:line-break/><text:span text:style-name="T223">// </text:span><text:span text:style-name="T224">dynamic import</text:span><text:line-break/><text:line-break/><text:span text:style-name="T225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102"><text:span text:style-name="Source_20_Text"><text:span text:style-name="T226"/></text:span></text:p>
            <text:p text:style-name="P102"><text:span text:style-name="Source_20_Text"><text:span text:style-name="T227">DOM API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qsa();</text:span></text:span></text:p>
            <text:p text:style-name="P102"><text:span text:style-name="Source_20_Text"><text:span text:style-name="T226">qs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Ready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Clear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Create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ToElement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GetCSS();</text:span></text:span></text:p>
            <text:p text:style-name="P102"><text:span text:style-name="Source_20_Text"><text:span text:style-name="T226">domSetCSS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FadeIn();</text:span></text:span></text:p>
            <text:p text:style-name="P102"><text:span text:style-name="Source_20_Text"><text:span text:style-name="T226">domFadeOut();</text:span></text:span></text:p>
            <text:p text:style-name="P102"><text:span text:style-name="Source_20_Text"><text:span text:style-name="T226">domFadeToggle();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Show();</text:span></text:span></text:p>
            <text:p text:style-name="P102"><text:span text:style-name="Source_20_Text"><text:span text:style-name="T226">domHide();</text:span></text:span></text:p>
            <text:p text:style-name="P102"><text:span text:style-name="Source_20_Text"><text:span text:style-name="T226">domToggle();</text:span></text:span></text:p>
            <text:p text:style-name="P102"><text:span text:style-name="Source_20_Text"><text:span text:style-name="T226">domIsHidden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ScrollToTop();</text:span></text:span></text:p>
            <text:p text:style-name="P102"><text:span text:style-name="Source_20_Text"><text:span text:style-name="T226">domScrollToBottom();</text:span></text:span></text:p>
            <text:p text:style-name="P102"><text:span text:style-name="Source_20_Text"><text:span text:style-name="T226">domScrollToElement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domSiblings();</text:span></text:span></text:p>
            <text:p text:style-name="P102"><text:span text:style-name="Source_20_Text"><text:span text:style-name="T226">domSiblingsPrev();</text:span></text:span></text:p>
            <text:p text:style-name="P102"><text:span text:style-name="Source_20_Text"><text:span text:style-name="T226">domSiblingsLeft();</text:span></text:span></text:p>
            <text:p text:style-name="P102"><text:span text:style-name="Source_20_Text"><text:span text:style-name="T226">domSiblingsNext();</text:span></text:span></text:p>
            <text:p text:style-name="P102"><text:span text:style-name="Source_20_Text"><text:span text:style-name="T226">domSiblingsRight();</text:span></text:span></text:p>
            <text:p text:style-name="P102"><text:span text:style-name="Source_20_Text"><text:span text:style-name="T226"/></text:span></text:p>
          </table:table-cell>
          <table:table-cell table:style-name="Table7.C3" office:value-type="string">
            <text:p text:style-name="P95"/>
            <text:p text:style-name="P102"><text:span text:style-name="Source_20_Text"><text:span text:style-name="T227">DOM API</text:span></text:span></text:p>
            <text:p text:style-name="P95"/>
            <text:p text:style-name="P103"><text:span text:style-name="Source_20_Text"><text:span text:style-name="T226">domGetCSSVar();</text:span></text:span></text:p>
            <text:p text:style-name="P103"><text:span text:style-name="Source_20_Text"><text:span text:style-name="T226">domSetCSSVar();</text:span></text:span></text:p>
            <text:p text:style-name="P95"/>
            <text:p text:style-name="P103"><text:span text:style-name="Source_20_Text"><text:span text:style-name="T226">importScript();</text:span></text:span></text:p>
            <text:p text:style-name="P103"><text:span text:style-name="Source_20_Text"><text:span text:style-name="T226">importStyle();</text:span></text:span></text:p>
            <text:p text:style-name="P95"/>
            <text:p text:style-name="P102"><text:span text:style-name="Source_20_Text"><text:span text:style-name="T226">setFullscreenOn();</text:span></text:span></text:p>
            <text:p text:style-name="P102"><text:span text:style-name="Source_20_Text"><text:span text:style-name="T226">setFullscreenOn();</text:span></text:span></text:p>
            <text:p text:style-name="P102"><text:span text:style-name="Source_20_Text"><text:span text:style-name="T226">setFullscreenOff();</text:span></text:span></text:p>
            <text:p text:style-name="P102"><text:span text:style-name="Source_20_Text"><text:span text:style-name="T226">getFullscreen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form2array(form);</text:span></text:span></text:p>
            <text:p text:style-name="P102"><text:span text:style-name="Source_20_Text"><text:span text:style-name="T226">form2string(form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getDoNotTrack();</text:span></text:span></text:p>
            <text:p text:style-name="P102"><text:span text:style-name="Source_20_Text"><text:span text:style-name="T226">getLocation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createFile();</text:span></text:span></text:p>
            <text:p text:style-name="P95"/>
            <text:p text:style-name="P102"><text:span text:style-name="Source_20_Text"><text:span text:style-name="T227">AJAX and CORS API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getText();</text:span></text:span></text:p>
            <text:p text:style-name="P102"><text:span text:style-name="Source_20_Text"><text:span text:style-name="T226">getJson();</text:span></text:span></text:p>
            <text:p text:style-name="P102"><text:span text:style-name="Source_20_Text"><text:span text:style-name="T226">ajax();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7">Cookie API</text:span></text:span></text:p>
            <text:p text:style-name="P102"><text:span text:style-name="Source_20_Text"><text:span text:style-name="T226"/></text:span></text:p>
            <text:p text:style-name="P102"><text:span text:style-name="Source_20_Text"><text:span text:style-name="T226">getCookie();</text:span></text:span></text:p>
            <text:p text:style-name="P102"><text:span text:style-name="Source_20_Text"><text:span text:style-name="T226">hasCookie();</text:span></text:span></text:p>
            <text:p text:style-name="P102"><text:span text:style-name="Source_20_Text"><text:span text:style-name="T226">setCookie();</text:span></text:span></text:p>
            <text:p text:style-name="P102"><text:span text:style-name="Source_20_Text"><text:span text:style-name="T226">removeCookie();</text:span></text:span></text:p>
            <text:p text:style-name="P102"><text:span text:style-name="Source_20_Text"><text:span text:style-name="T226">clearCookies();</text:span></text:span></text:p>
          </table:table-cell>
        </table:table-row>
      </table:table>
      <text:p text:style-name="P10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5"><text:span text:style-name="T228">v</text:span>3.1.0</text:p>
          </table:table-cell>
          <table:table-cell table:style-name="Table3.A2" office:value-type="string">
            <text:p text:style-name="P105">v3.8.0</text:p>
          </table:table-cell>
          <table:table-cell table:style-name="Table3.C2" office:value-type="string">
            <text:p text:style-name="P106">v5.6.0</text:p>
          </table:table-cell>
        </table:table-row>
        <table:table-row>
          <table:table-cell table:style-name="Table3.A3" table:number-rows-spanned="3" office:value-type="string">
            <text:p text:style-name="P107">Array.from();</text:p>
            <text:p text:style-name="P107">Array.of();</text:p>
            <text:p text:style-name="P107">Array.prototype.copyWithin();</text:p>
            <text:p text:style-name="P107">Array.prototype.fill();</text:p>
            <text:p text:style-name="P107">Array.prototype.find();</text:p>
            <text:p text:style-name="P107">Array.prototype.findIndex();</text:p>
            <text:p text:style-name="P107">Object.create();</text:p>
            <text:p text:style-name="P107">String.fromCodePoint();</text:p>
            <text:p text:style-name="P107">String.prototype.codePointAt();</text:p>
            <text:p text:style-name="P107">String.prototype.endsWith();</text:p>
            <text:p text:style-name="P107">String.prototype.startsWith();</text:p>
            <text:p text:style-name="P107">Math.acosh();</text:p>
            <text:p text:style-name="P107">Math.asinh();</text:p>
            <text:p text:style-name="P107">Math.atanh();</text:p>
            <text:p text:style-name="P107">Math.cbrt();</text:p>
            <text:p text:style-name="P107">Math.clz32();</text:p>
            <text:p text:style-name="P107">Math.cosh();</text:p>
            <text:p text:style-name="P107">Math.expm1();</text:p>
            <text:p text:style-name="P107">Math.fround();</text:p>
            <text:p text:style-name="P107">Math.hypot();</text:p>
            <text:p text:style-name="P107">Math.imul();</text:p>
            <text:p text:style-name="P107">Math.log1p();</text:p>
            <text:p text:style-name="P107">Math.log10();</text:p>
            <text:p text:style-name="P107">Math.log2();</text:p>
            <text:p text:style-name="P107">Math.sign();</text:p>
            <text:p text:style-name="P107">Math.sinh();</text:p>
            <text:p text:style-name="P107">Math.tanh();</text:p>
            <text:p text:style-name="P107">Math.trunc();</text:p>
            <text:p text:style-name="P107">Number.EPSILON;</text:p>
            <text:p text:style-name="P107">Number.isNaN();</text:p>
            <text:p text:style-name="P107">isNaN();</text:p>
            <text:p text:style-name="P107">Number.isInteger();</text:p>
            <text:p text:style-name="P107">Number.isFinite();</text:p>
            <text:p text:style-name="P107">Number.isSafeInteger();</text:p>
            <text:p text:style-name="P107">Number.parseInt();</text:p>
            <text:p text:style-name="P107">Number.parseFloat();</text:p>
          </table:table-cell>
          <table:table-cell table:style-name="Table3.B3" table:number-rows-spanned="3" office:value-type="string">
            <text:p text:style-name="P107"/>
            <text:p text:style-name="P108"><text:span text:style-name="Source_20_Text"><text:span text:style-name="T199">Array.prototype.values();</text:span></text:span></text:p>
            <text:p text:style-name="P108"><text:span text:style-name="Source_20_Text"><text:span text:style-name="T199">Array.prototype.includes();</text:span></text:span></text:p>
            <text:p text:style-name="P107"/>
            <text:p text:style-name="P108"><text:span text:style-name="Source_20_Text"><text:span text:style-name="T199">ChildNode.after();</text:span></text:span><text:span text:style-name="T229"><text:line-break/></text:span><text:span text:style-name="Source_20_Text"><text:span text:style-name="T199">ChildNode.before();</text:span></text:span><text:span text:style-name="T229"><text:line-break/></text:span><text:span text:style-name="Source_20_Text"><text:span text:style-name="T199">ChildNode.remove();</text:span></text:span><text:span text:style-name="T229"><text:line-break/></text:span><text:span text:style-name="Source_20_Text"><text:span text:style-name="T199">ChildNode.replaceWith();</text:span></text:span></text:p>
            <text:p text:style-name="P107"/>
            <text:p text:style-name="P108"><text:span text:style-name="Source_20_Text"><text:span text:style-name="T199">Element.prototype.closest();<text:line-break/>Element.prototype.getAttributeNames();</text:span></text:span></text:p>
            <text:p text:style-name="P108"><text:span text:style-name="Source_20_Text"><text:span text:style-name="T199">Element.prototype.matches();</text:span></text:span></text:p>
            <text:p text:style-name="P108"><text:span text:style-name="Source_20_Text"><text:span text:style-name="T199">Element.prototype.toggleAttribute();</text:span></text:span></text:p>
            <text:p text:style-name="P107"/>
            <text:p text:style-name="P108"><text:span text:style-name="Source_20_Text"><text:span text:style-name="T199">ParentNode.append();</text:span></text:span></text:p>
            <text:p text:style-name="P108"><text:span text:style-name="Source_20_Text"><text:span text:style-name="T169"/></text:span></text:p>
            <text:p text:style-name="P108"><text:span text:style-name="Source_20_Text"><text:span text:style-name="T199">ParentNode.prepend();</text:span></text:span><text:span text:style-name="T229"><text:line-break/><text:line-break/></text:span><text:span text:style-name="Source_20_Text"><text:span text:style-name="T199">String.prototype[Symbol.iterator]();</text:span></text:span></text:p>
            <text:p text:style-name="P108"><text:span text:style-name="Source_20_Text"><text:span text:style-name="T199">String.prototype.includes();</text:span></text:span></text:p>
            <text:p text:style-name="P108"><text:span text:style-name="Source_20_Text"><text:span text:style-name="T199">String.prototype.repeat();</text:span></text:span><text:span text:style-name="T229"><text:line-break/></text:span></text:p>
            <text:p text:style-name="P108"><text:span text:style-name="Source_20_Text"><text:span text:style-name="T199">NodeList.prototype.forEach();</text:span></text:span><text:span text:style-name="T229"><text:line-break/></text:span></text:p>
            <text:p text:style-name="P108"><text:span text:style-name="Source_20_Text"><text:span text:style-name="T199">Object.assign();</text:span></text:span></text:p>
            <text:p text:style-name="P108"><text:span text:style-name="Source_20_Text"><text:span text:style-name="T199">Object.entries();</text:span></text:span><text:span text:style-name="T229"><text:line-break/></text:span></text:p>
            <text:p text:style-name="P108"><text:span text:style-name="Source_20_Text"><text:span text:style-name="T199">Object.getOwnPropertyDescriptors();</text:span></text:span><text:span text:style-name="T229"><text:line-break/></text:span><text:span text:style-name="Source_20_Text"><text:span text:style-name="T199">Object.values();</text:span></text:span><text:span text:style-name="T229"><text:line-break/></text:span></text:p>
            <text:p text:style-name="P108"><text:span text:style-name="Source_20_Text"><text:span text:style-name="T199">RegExp.prototype.flags;</text:span></text:span><text:span text:style-name="T229"><text:line-break/></text:span></text:p>
            <text:p text:style-name="P108"><text:span text:style-name="Source_20_Text"><text:span text:style-name="T230">window</text:span></text:span><text:span text:style-name="Source_20_Text"><text:span text:style-name="T199">.screenLeft;</text:span></text:span><text:span text:style-name="T229"><text:line-break/></text:span><text:span text:style-name="Source_20_Text"><text:span text:style-name="T230">window</text:span></text:span><text:span text:style-name="Source_20_Text"><text:span text:style-name="T199">.screenTop;</text:span></text:span></text:p>
          </table:table-cell>
          <table:table-cell table:style-name="Table3.C3" office:value-type="string">
            <text:p text:style-name="P107">Array.prototype.at();</text:p>
            <text:p text:style-name="P107"/>
            <text:p text:style-name="P107">Array.prototype.findLast();</text:p>
            <text:p text:style-name="P107">Array.prototype.findLastIndex();</text:p>
            <text:p text:style-name="P107"/>
            <text:p text:style-name="P107">Array.prototype.flat();</text:p>
            <text:p text:style-name="P107">Array.prototype.flatMap();</text:p>
            <text:p text:style-name="P107"/>
            <text:p text:style-name="P107">Number.MIN_SAFE_INTEGER;</text:p>
            <text:p text:style-name="P107">Number.MAX_SAFE_INTEGER;</text:p>
            <text:p text:style-name="P107"/>
            <text:p text:style-name="P107">Object.fromEntries();</text:p>
            <text:p text:style-name="P107">Object.is();</text:p>
            <text:p text:style-name="P107"/>
            <text:p text:style-name="P107">String.prototype.at();</text:p>
            <text:p text:style-name="P107"/>
            <text:p text:style-name="P107">String.prototype.matchAll();</text:p>
            <text:p text:style-name="P107"/>
            <text:p text:style-name="P107">String.prototype.padStart();</text:p>
            <text:p text:style-name="P107">String.prototype.padEnd();</text:p>
            <text:p text:style-name="P107"/>
            <text:p text:style-name="P107">String.prototype.replaceAll();</text:p>
            <text:p text:style-name="P107"/>
            <text:p text:style-name="P107">String.prototype.trimStart();</text:p>
            <text:p text:style-name="P107">String.prototype.trimLeft();</text:p>
            <text:p text:style-name="P107"/>
            <text:p text:style-name="P107">String.prototype.trimEnd();</text:p>
            <text:p text:style-name="P107">String.prototype.trimRight();</text:p>
            <text:p text:style-name="P107"/>
            <text:p text:style-name="P107">Typedarray.prototype.at();</text:p>
            <text:p text:style-name="P107"/>
            <text:p text:style-name="P107">TypedArray.prototype.findLast();</text:p>
            <text:p text:style-name="P10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6">v5.<text:span text:style-name="T231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7">BigInt.prototype.toJSON();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9-17T18:57:45.272336700</dc:date>
    <meta:print-date>2025-08-27T14:41:28.807119100</meta:print-date>
    <meta:editing-cycles>1059</meta:editing-cycles>
    <meta:editing-duration>P1DT7H4M10S</meta:editing-duration>
    <meta:printed-by>PDF files</meta:printed-by>
    <meta:document-statistic meta:table-count="7" meta:image-count="0" meta:object-count="0" meta:page-count="6" meta:paragraph-count="448" meta:word-count="650" meta:character-count="10952" meta:non-whitespace-character-count="10723"/>
    <meta:template xlink:type="simple" xlink:actuate="onRequest" xlink:title="" xlink:href="Normal.dotm"/>
  </office:meta>
</office:document-meta>
</file>